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ffcc99" fo:wrap-option="wrap"/>
    </style:style>
    <style:style style:name="ce14" style:family="table-cell" style:parent-style-name="Default">
      <style:table-cell-properties fo:background-color="#66ff66"/>
    </style:style>
    <style:style style:name="ce15" style:family="table-cell" style:parent-style-name="Default">
      <style:table-cell-properties fo:background-color="#99ff66"/>
      <style:text-properties fo:color="#000000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13"/>
          <table:table-cell table:style-name="ce9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4096" calcext:value-type="float">
            <text:p>4096</text:p>
          </table:table-cell>
          <table:table-cell table:style-name="ce7" table:formula="of:=[.K2]*2" office:value-type="float" office:value="2048" calcext:value-type="float">
            <text:p>2048</text:p>
          </table:table-cell>
          <table:table-cell table:style-name="ce7" table:formula="of:=[.L2]*2" office:value-type="float" office:value="1024" calcext:value-type="float">
            <text:p>1024</text:p>
          </table:table-cell>
          <table:table-cell table:style-name="ce7" table:formula="of:=[.M2]*2" office:value-type="float" office:value="512" calcext:value-type="float">
            <text:p>512</text:p>
          </table:table-cell>
          <table:table-cell table:style-name="ce7" table:formula="of:=[.N2]*2" office:value-type="float" office:value="256" calcext:value-type="float">
            <text:p>256</text:p>
          </table:table-cell>
          <table:table-cell table:style-name="ce7" table:formula="of:=[.O2]*2" office:value-type="float" office:value="128" calcext:value-type="float">
            <text:p>128</text:p>
          </table:table-cell>
          <table:table-cell table:style-name="ce7" table:formula="of:=[.P2]*2" office:value-type="float" office:value="64" calcext:value-type="float">
            <text:p>64</text:p>
          </table:table-cell>
          <table:table-cell table:style-name="ce7" table:formula="of:=[.Q2]*2" office:value-type="float" office:value="32" calcext:value-type="float">
            <text:p>32</text:p>
          </table:table-cell>
          <table:table-cell table:style-name="ce7" table:formula="of:=[.R2]*2" office:value-type="float" office:value="16" calcext:value-type="float">
            <text:p>16</text:p>
          </table:table-cell>
          <table:table-cell table:style-name="ce7" table:formula="of:=[.S2]*2" office:value-type="float" office:value="8" calcext:value-type="float">
            <text:p>8</text:p>
          </table:table-cell>
          <table:table-cell table:style-name="ce7" table:formula="of:=[.T2]*2" office:value-type="float" office:value="4" calcext:value-type="float">
            <text:p>4</text:p>
          </table:table-cell>
          <table:table-cell table:style-name="ce7" table:formula="of:=[.U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W2]*2" office:value-type="float" office:value="2147483648" calcext:value-type="float">
            <text:p>2147483648</text:p>
          </table:table-cell>
          <table:table-cell table:style-name="ce9" table:formula="of:=[.X2]*2" office:value-type="float" office:value="1073741824" calcext:value-type="float">
            <text:p>1073741824</text:p>
          </table:table-cell>
          <table:table-cell table:style-name="ce9" table:formula="of:=[.Y2]*2" office:value-type="float" office:value="536870912" calcext:value-type="float">
            <text:p>536870912</text:p>
          </table:table-cell>
          <table:table-cell table:style-name="ce9" table:formula="of:=[.Z2]*2" office:value-type="float" office:value="268435456" calcext:value-type="float">
            <text:p>268435456</text:p>
          </table:table-cell>
          <table:table-cell table:style-name="ce9" table:formula="of:=[.AA2]*2" office:value-type="float" office:value="134217728" calcext:value-type="float">
            <text:p>134217728</text:p>
          </table:table-cell>
          <table:table-cell table:style-name="ce9" table:formula="of:=[.AB2]*2" office:value-type="float" office:value="67108864" calcext:value-type="float">
            <text:p>67108864</text:p>
          </table:table-cell>
          <table:table-cell table:style-name="ce9" table:formula="of:=[.AC2]*2" office:value-type="float" office:value="33554432" calcext:value-type="float">
            <text:p>33554432</text:p>
          </table:table-cell>
          <table:table-cell table:style-name="ce9" table:formula="of:=[.AD2]*2" office:value-type="float" office:value="16777216" calcext:value-type="float">
            <text:p>16777216</text:p>
          </table:table-cell>
          <table:table-cell table:style-name="ce9" table:formula="of:=[.AE2]*2" office:value-type="float" office:value="8388608" calcext:value-type="float">
            <text:p>8388608</text:p>
          </table:table-cell>
          <table:table-cell table:style-name="ce9" table:formula="of:=[.AF2]*2" office:value-type="float" office:value="4194304" calcext:value-type="float">
            <text:p>4194304</text:p>
          </table:table-cell>
          <table:table-cell table:style-name="ce9" table:formula="of:=[.AG2]*2" office:value-type="float" office:value="2097152" calcext:value-type="float">
            <text:p>2097152</text:p>
          </table:table-cell>
          <table:table-cell table:style-name="ce9" table:formula="of:=[.AH2]*2" office:value-type="float" office:value="1048576" calcext:value-type="float">
            <text:p>1048576</text:p>
          </table:table-cell>
          <table:table-cell table:style-name="ce9" table:formula="of:=[.AI2]*2" office:value-type="float" office:value="524288" calcext:value-type="float">
            <text:p>524288</text:p>
          </table:table-cell>
          <table:table-cell table:style-name="ce9" table:formula="of:=[.AJ2]*2" office:value-type="float" office:value="262144" calcext:value-type="float">
            <text:p>262144</text:p>
          </table:table-cell>
          <table:table-cell table:style-name="ce9" table:formula="of:=[.AK2]*2" office:value-type="float" office:value="131072" calcext:value-type="float">
            <text:p>131072</text:p>
          </table:table-cell>
          <table:table-cell table:style-name="ce9" table:formula="of:=[.AL2]*2" office:value-type="float" office:value="65536" calcext:value-type="float">
            <text:p>65536</text:p>
          </table:table-cell>
          <table:table-cell table:style-name="ce9" table:formula="of:=[.AM2]*2" office:value-type="float" office:value="32768" calcext:value-type="float">
            <text:p>32768</text:p>
          </table:table-cell>
          <table:table-cell table:style-name="ce9" table:formula="of:=[.AN2]*2" office:value-type="float" office:value="16384" calcext:value-type="float">
            <text:p>16384</text:p>
          </table:table-cell>
          <table:table-cell table:style-name="ce9" table:formula="of:=[.AO2]*2" office:value-type="float" office:value="8192" calcext:value-type="float">
            <text:p>8192</text:p>
          </table:table-cell>
          <table:table-cell table:style-name="ce9" table:formula="of:=[.AP2]*2" office:value-type="float" office:value="4096" calcext:value-type="float">
            <text:p>4096</text:p>
          </table:table-cell>
          <table:table-cell table:style-name="ce9" table:formula="of:=[.AQ2]*2" office:value-type="float" office:value="2048" calcext:value-type="float">
            <text:p>2048</text:p>
          </table:table-cell>
          <table:table-cell table:style-name="ce9" table:formula="of:=[.AR2]*2" office:value-type="float" office:value="1024" calcext:value-type="float">
            <text:p>1024</text:p>
          </table:table-cell>
          <table:table-cell table:style-name="ce9" table:formula="of:=[.AS2]*2" office:value-type="float" office:value="512" calcext:value-type="float">
            <text:p>512</text:p>
          </table:table-cell>
          <table:table-cell table:style-name="ce9" table:formula="of:=[.AT2]*2" office:value-type="float" office:value="256" calcext:value-type="float">
            <text:p>256</text:p>
          </table:table-cell>
          <table:table-cell table:style-name="ce9" table:formula="of:=[.AU2]*2" office:value-type="float" office:value="128" calcext:value-type="float">
            <text:p>128</text:p>
          </table:table-cell>
          <table:table-cell table:style-name="ce9" table:formula="of:=[.AV2]*2" office:value-type="float" office:value="64" calcext:value-type="float">
            <text:p>64</text:p>
          </table:table-cell>
          <table:table-cell table:style-name="ce9" table:formula="of:=[.AW2]*2" office:value-type="float" office:value="32" calcext:value-type="float">
            <text:p>32</text:p>
          </table:table-cell>
          <table:table-cell table:style-name="ce9" table:formula="of:=[.AX2]*2" office:value-type="float" office:value="16" calcext:value-type="float">
            <text:p>16</text:p>
          </table:table-cell>
          <table:table-cell table:style-name="ce9" table:formula="of:=[.AY2]*2" office:value-type="float" office:value="8" calcext:value-type="float">
            <text:p>8</text:p>
          </table:table-cell>
          <table:table-cell table:style-name="ce9" table:formula="of:=[.AZ2]*2" office:value-type="float" office:value="4" calcext:value-type="float">
            <text:p>4</text:p>
          </table:table-cell>
          <table:table-cell table:style-name="ce9" table:formula="of:=[.BA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string" calcext:value-type="string">
            <text:p>B10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SP_RD</text:p>
          </table:table-cell>
          <table:table-cell table:style-name="ce7" office:value-type="string" calcext:value-type="string">
            <text:p>SP_LO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SP_INC</text:p>
          </table:table-cell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_HI</text:p>
          </table:table-cell>
          <table:table-cell table:style-name="ce7" office:value-type="string" calcext:value-type="string">
            <text:p>SP_RAM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F_WR</text:p>
          </table:table-cell>
          <table:table-cell table:style-name="ce9" office:value-type="string" calcext:value-type="string">
            <text:p>F_RD</text:p>
          </table:table-cell>
          <table:table-cell table:style-name="ce9" office:value-type="string" calcext:value-type="string">
            <text:p>LO_RD</text:p>
          </table:table-cell>
          <table:table-cell table:style-name="ce9" office:value-type="string" calcext:value-type="string">
            <text:p>HI_RD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number-columns-repeated="18"/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4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4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3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4" office:value-type="string" calcext:value-type="string">
            <text:p>47</text:p>
          </table:table-cell>
          <table:table-cell table:formula="of:=DEC2HEX([.F11];8)" office:value-type="string" office:string-value="00000000" calcext:value-type="string">
            <text:p>00000000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0" calcext:value-type="float">
            <text:p>0</text:p>
          </table:table-cell>
          <table:table-cell table:formula="of:=DEC2HEX([.H11];8)" office:value-type="string" office:string-value="00000300" calcext:value-type="string">
            <text:p>000003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768" calcext:value-type="float">
            <text:p>768</text:p>
          </table:table-cell>
          <table:table-cell table:number-columns-repeated="13"/>
          <table:table-cell table:style-name="ce10"/>
          <table:table-cell table:number-columns-repeated="21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80000000" calcext:value-type="string">
            <text:p>80000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4" office:value-type="string" calcext:value-type="string">
            <text:p>67</text:p>
          </table:table-cell>
          <table:table-cell table:formula="of:=DEC2HEX([.F13];8)" office:value-type="string" office:string-value="00000000" calcext:value-type="string">
            <text:p>00000000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0" calcext:value-type="float">
            <text:p>0</text:p>
          </table:table-cell>
          <table:table-cell table:formula="of:=DEC2HEX([.H13];8)" office:value-type="string" office:string-value="00008100" calcext:value-type="string">
            <text:p>0000810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4" office:value-type="string" calcext:value-type="string">
            <text:p>6F</text:p>
          </table:table-cell>
          <table:table-cell table:formula="of:=DEC2HEX([.F15];8)" office:value-type="string" office:string-value="00000000" calcext:value-type="string">
            <text:p>00000000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0" calcext:value-type="float">
            <text:p>0</text:p>
          </table:table-cell>
          <table:table-cell table:formula="of:=DEC2HEX([.H15];8)" office:value-type="string" office:string-value="00004100" calcext:value-type="string">
            <text:p>000041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80000000" calcext:value-type="string">
            <text:p>80000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10</text:p>
          </table:table-cell>
          <table:table-cell table:formula="of:=DEC2HEX([.F17];8)" office:value-type="string" office:string-value="00000000" calcext:value-type="string">
            <text:p>00000000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0" calcext:value-type="float">
            <text:p>0</text:p>
          </table:table-cell>
          <table:table-cell table:formula="of:=DEC2HEX([.H17];8)" office:value-type="string" office:string-value="00044000" calcext:value-type="string">
            <text:p>000440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00001000" calcext:value-type="string">
            <text:p>00001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9];8)" office:value-type="string" office:string-value="00000000" calcext:value-type="string">
            <text:p>00000000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0" calcext:value-type="float">
            <text:p>0</text:p>
          </table:table-cell>
          <table:table-cell table:formula="of:=DEC2HEX([.H19];8)" office:value-type="string" office:string-value="00048000" calcext:value-type="string">
            <text:p>00048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4"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10100" calcext:value-type="string">
            <text:p>000101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65792" calcext:value-type="float">
            <text:p>65792</text:p>
          </table:table-cell>
          <table:table-cell table:number-columns-repeated="13"/>
          <table:table-cell table:style-name="ce10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80000000" calcext:value-type="string">
            <text:p>80000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49</text:p>
          </table:table-cell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4000" calcext:value-type="string">
            <text:p>00044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5];8)" office:value-type="string" office:string-value="00000000" calcext:value-type="string">
            <text:p>00000000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0" calcext:value-type="float">
            <text:p>0</text:p>
          </table:table-cell>
          <table:table-cell table:formula="of:=DEC2HEX([.H25];8)" office:value-type="string" office:string-value="00048000" calcext:value-type="string">
            <text:p>00048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00001000" calcext:value-type="string">
            <text:p>00001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10400" calcext:value-type="string">
            <text:p>000104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66560" calcext:value-type="float">
            <text:p>66560</text:p>
          </table:table-cell>
          <table:table-cell table:number-columns-repeated="13"/>
          <table:table-cell table:style-name="ce10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2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44000" calcext:value-type="string">
            <text:p>000440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00001000" calcext:value-type="string">
            <text:p>00001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48000" calcext:value-type="string">
            <text:p>000480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00001000" calcext:value-type="string">
            <text:p>00001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20080" calcext:value-type="string">
            <text:p>0002008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131200" calcext:value-type="float">
            <text:p>131200</text:p>
          </table:table-cell>
          <table:table-cell table:number-columns-repeated="13"/>
          <table:table-cell table:style-name="ce10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80000000" calcext:value-type="string">
            <text:p>80000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8</text:p>
          </table:table-cell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4000" calcext:value-type="string">
            <text:p>00044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78528" calcext:value-type="float">
            <text:p>278528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48000" calcext:value-type="string">
            <text:p>000480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294912" calcext:value-type="float">
            <text:p>29491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00001000" calcext:value-type="string">
            <text:p>00001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20200" calcext:value-type="string">
            <text:p>000202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131584" calcext:value-type="float">
            <text:p>131584</text:p>
          </table:table-cell>
          <table:table-cell table:number-columns-repeated="13"/>
          <table:table-cell table:style-name="ce10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80000000" calcext:value-type="string">
            <text:p>80000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4" office:value-type="string" calcext:value-type="string">
            <text:p>3E</text:p>
          </table:table-cell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0080" calcext:value-type="string">
            <text:p>0004008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62272" calcext:value-type="float">
            <text:p>262272</text:p>
          </table:table-cell>
          <table:table-cell table:number-columns-repeated="13"/>
          <table:table-cell table:style-name="ce10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80000000" calcext:value-type="string">
            <text:p>800000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4" office:value-type="string" calcext:value-type="string">
            <text:p>06</text:p>
          </table:table-cell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00040200" calcext:value-type="string">
            <text:p>000402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62656" calcext:value-type="float">
            <text:p>262656</text:p>
          </table:table-cell>
          <table:table-cell table:number-columns-repeated="13"/>
          <table:table-cell table:style-name="ce10"/>
          <table:table-cell table:number-columns-repeated="12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01000" calcext:value-type="string">
            <text:p>00001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4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80000000" calcext:value-type="string">
            <text:p>80000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4" office:value-type="string" calcext:value-type="string">
            <text:p>1C</text:p>
          </table:table-cell>
          <table:table-cell table:formula="of:=DEC2HEX([.F47];8)" office:value-type="string" office:string-value="000000C0" calcext:value-type="string">
            <text:p>000000C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192" calcext:value-type="float">
            <text:p>192</text:p>
          </table:table-cell>
          <table:table-cell table:formula="of:=DEC2HEX([.H47];8)" office:value-type="string" office:string-value="00040000" calcext:value-type="string">
            <text:p>00040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/>
          <table:table-cell table:style-name="ce10" table:number-columns-repeated="2"/>
          <table:table-cell table:number-columns-repeated="6"/>
          <table:table-cell table:style-name="ce10"/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12"/>
          <table:table-cell table:style-name="ce10" table:number-columns-repeated="2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80000000" calcext:value-type="string">
            <text:p>8000000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2147483648" calcext:value-type="float">
            <text:p>2147483648</text:p>
          </table:table-cell>
          <table:table-cell table:number-columns-repeated="1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4" office:value-type="string" calcext:value-type="string">
            <text:p>1F</text:p>
          </table:table-cell>
          <table:table-cell table:formula="of:=DEC2HEX([.F50];8)" office:value-type="string" office:string-value="00000880" calcext:value-type="string">
            <text:p>0000088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2176" calcext:value-type="float">
            <text:p>2176</text:p>
          </table:table-cell>
          <table:table-cell table:formula="of:=DEC2HEX([.H50];8)" office:value-type="string" office:string-value="00040000" calcext:value-type="string">
            <text:p>0004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62144" calcext:value-type="float">
            <text:p>26214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0" table:number-columns-repeated="2"/>
          <table:table-cell table:number-columns-repeated="8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01000" calcext:value-type="string">
            <text:p>00001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80000000" calcext:value-type="string">
            <text:p>80000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4" office:value-type="string" calcext:value-type="string">
            <text:p>80</text:p>
          </table:table-cell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000E0" calcext:value-type="string">
            <text:p>000000E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24" calcext:value-type="float">
            <text:p>224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80000000" calcext:value-type="string">
            <text:p>80000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number-columns-repeated="26"/>
          <table:table-cell table:style-name="ce10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5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5" office:value-type="string" calcext:value-type="string">
            <text:p>88</text:p>
          </table:table-cell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000E1" calcext:value-type="string">
            <text:p>000000E1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" table:number-columns-repeated="2"/>
          <table:table-cell table:style-name="ce15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5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4" office:value-type="string" calcext:value-type="string">
            <text:p>OUT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3</text:p>
          </table:table-cell>
          <table:table-cell table:formula="of:=DEC2HEX([.F57];8)" office:value-type="string" office:string-value="00000000" calcext:value-type="string">
            <text:p>00000000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0" calcext:value-type="float">
            <text:p>0</text:p>
          </table:table-cell>
          <table:table-cell table:formula="of:=DEC2HEX([.H57];8)" office:value-type="string" office:string-value="00044000" calcext:value-type="string">
            <text:p>00044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78528" calcext:value-type="float">
            <text:p>278528</text:p>
          </table:table-cell>
          <table:table-cell table:number-columns-repeated="21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A → MEM(IO)</text:p>
          </table:table-cell>
          <table:table-cell table:style-name="ce4"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200100" calcext:value-type="string">
            <text:p>002001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2097408" calcext:value-type="float">
            <text:p>2097408</text:p>
          </table:table-cell>
          <table:table-cell table:number-columns-repeated="21"/>
          <table:table-cell table:style-name="ce10"/>
          <table:table-cell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COUNT_INC</text:p>
          </table:table-cell>
          <table:table-cell table:style-name="ce4"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01000" calcext:value-type="string">
            <text:p>00001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4096" calcext:value-type="float">
            <text:p>4096</text:p>
          </table:table-cell>
          <table:table-cell table:number-columns-repeated="21"/>
          <table:table-cell table:style-name="ce10"/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80000000" calcext:value-type="string">
            <text:p>80000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IN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7</text:p>
          </table:table-cell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4000" calcext:value-type="string">
            <text:p>00044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78528" calcext:value-type="float">
            <text:p>278528</text:p>
          </table:table-cell>
          <table:table-cell table:number-columns-repeated="21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100080" calcext:value-type="string">
            <text:p>0010008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1048704" calcext:value-type="float">
            <text:p>1048704</text:p>
          </table:table-cell>
          <table:table-cell table:number-columns-repeated="13"/>
          <table:table-cell table:style-name="ce10"/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3];8)" office:value-type="string" office:string-value="00000000" calcext:value-type="string">
            <text:p>0000000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0" calcext:value-type="float">
            <text:p>0</text:p>
          </table:table-cell>
          <table:table-cell table:formula="of:=DEC2HEX([.H63];8)" office:value-type="string" office:string-value="00001000" calcext:value-type="string">
            <text:p>00001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4096" calcext:value-type="float">
            <text:p>4096</text:p>
          </table:table-cell>
          <table:table-cell table:number-columns-repeated="13"/>
          <table:table-cell table:style-name="ce10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4" office:value-type="string" calcext:value-type="string">
            <text:p>76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40000000" calcext:value-type="string">
            <text:p>4000000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1073741824" calcext:value-type="float">
            <text:p>1073741824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4" office:value-type="string" calcext:value-type="string">
            <text:p>09</text:p>
          </table:table-cell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0800" calcext:value-type="string">
            <text:p>000008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2048" calcext:value-type="float">
            <text:p>2048</text:p>
          </table:table-cell>
          <table:table-cell table:number-columns-repeated="33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C3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4000" calcext:value-type="string">
            <text:p>000440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00048000" calcext:value-type="string">
            <text:p>00048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71];8)" office:value-type="string" office:string-value="00000000" calcext:value-type="string">
            <text:p>0000000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0080000" calcext:value-type="string">
            <text:p>0008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524288" calcext:value-type="float">
            <text:p>524288</text:p>
          </table:table-cell>
          <table:table-cell table:number-columns-repeated="13"/>
          <table:table-cell table:style-name="ce10"/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80000000" calcext:value-type="string">
            <text:p>80000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CA</text:p>
          </table:table-cell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00044000" calcext:value-type="string">
            <text:p>00044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4];8)" office:value-type="string" office:string-value="00000000" calcext:value-type="string">
            <text:p>0000000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001000" calcext:value-type="string">
            <text:p>00001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48000" calcext:value-type="string">
            <text:p>00048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00001000" calcext:value-type="string">
            <text:p>00001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7];8)" office:value-type="string" office:string-value="00000000" calcext:value-type="string">
            <text:p>00000000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0" calcext:value-type="float">
            <text:p>0</text:p>
          </table:table-cell>
          <table:table-cell table:formula="of:=DEC2HEX([.H77];8)" office:value-type="string" office:string-value="20000000" calcext:value-type="string">
            <text:p>2000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536870912" calcext:value-type="float">
            <text:p>536870912</text:p>
          </table:table-cell>
          <table:table-cell table:number-columns-repeated="13"/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80000" calcext:value-type="string">
            <text:p>00080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9];8)" office:value-type="string" office:string-value="00000000" calcext:value-type="string">
            <text:p>0000000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0" calcext:value-type="float">
            <text:p>0</text:p>
          </table:table-cell>
          <table:table-cell table:formula="of:=DEC2HEX([.H79];8)" office:value-type="string" office:string-value="80000000" calcext:value-type="string">
            <text:p>8000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1</text:p>
          </table:table-cell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44000" calcext:value-type="string">
            <text:p>00044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00001000" calcext:value-type="string">
            <text:p>00001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48000" calcext:value-type="string">
            <text:p>0004800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00001000" calcext:value-type="string">
            <text:p>00001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10000000" calcext:value-type="string">
            <text:p>10000000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68435456" calcext:value-type="float">
            <text:p>268435456</text:p>
          </table:table-cell>
          <table:table-cell table:number-columns-repeated="13"/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00080000" calcext:value-type="string">
            <text:p>0008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80000000" calcext:value-type="string">
            <text:p>80000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8</text:p>
          </table:table-cell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044000" calcext:value-type="string">
            <text:p>000440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00048000" calcext:value-type="string">
            <text:p>00048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01000" calcext:value-type="string">
            <text:p>00001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8000000" calcext:value-type="string">
            <text:p>0800000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34217728" calcext:value-type="float">
            <text:p>134217728</text:p>
          </table:table-cell>
          <table:table-cell table:number-columns-repeated="13"/>
          <table:table-cell table:style-name="ce10" table:number-columns-repeated="4"/>
          <table:table-cell table:style-name="ce12" office:value-type="float" office:value="1" calcext:value-type="float">
            <text:p>1</text:p>
          </table:table-cell>
          <table:table-cell table:style-name="ce10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80000" calcext:value-type="string">
            <text:p>00080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f0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00044000" calcext:value-type="string">
            <text:p>00044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278528" calcext:value-type="float">
            <text:p>278528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1000" calcext:value-type="string">
            <text:p>000010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00048000" calcext:value-type="string">
            <text:p>00048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94912" calcext:value-type="float">
            <text:p>294912</text:p>
          </table:table-cell>
          <table:table-cell table:number-columns-repeated="13"/>
          <table:table-cell table:style-name="ce10"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01000" calcext:value-type="string">
            <text:p>00001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4096" calcext:value-type="float">
            <text:p>4096</text:p>
          </table:table-cell>
          <table:table-cell table:number-columns-repeated="13"/>
          <table:table-cell table:style-name="ce10" table:number-columns-repeated="19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4000000" calcext:value-type="string">
            <text:p>04000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67108864" calcext:value-type="float">
            <text:p>67108864</text:p>
          </table:table-cell>
          <table:table-cell table:number-columns-repeated="13"/>
          <table:table-cell table:style-name="ce10" table:number-columns-repeated="5"/>
          <table:table-cell table:style-name="ce12" office:value-type="float" office:value="1" calcext:value-type="float">
            <text:p>1</text:p>
          </table:table-cell>
          <table:table-cell table:style-name="ce10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80000" calcext:value-type="string">
            <text:p>00080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524288" calcext:value-type="float">
            <text:p>524288</text:p>
          </table:table-cell>
          <table:table-cell table:number-columns-repeated="13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80000000" calcext:value-type="string">
            <text:p>8000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4" office:value-type="string" calcext:value-type="string">
            <text:p>3C</text:p>
          </table:table-cell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000000E4" calcext:value-type="string">
            <text:p>000000E4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28" calcext:value-type="float">
            <text:p>228</text:p>
          </table:table-cell>
          <table:table-cell table:number-columns-repeated="36"/>
          <table:table-cell table:style-name="ce10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80000000" calcext:value-type="string">
            <text:p>80000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4" office:value-type="string" calcext:value-type="string">
            <text:p>90</text:p>
          </table:table-cell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00E8" calcext:value-type="string">
            <text:p>000000E8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232" calcext:value-type="float">
            <text:p>232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80000000" calcext:value-type="string">
            <text:p>80000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4" office:value-type="string" calcext:value-type="string">
            <text:p>98</text:p>
          </table:table-cell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00E9" calcext:value-type="string">
            <text:p>000000E9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233" calcext:value-type="float">
            <text:p>233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80000000" calcext:value-type="string">
            <text:p>8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4" office:value-type="string" calcext:value-type="string">
            <text:p>B0</text:p>
          </table:table-cell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000D0" calcext:value-type="string">
            <text:p>000000D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208" calcext:value-type="float">
            <text:p>208</text:p>
          </table:table-cell>
          <table:table-cell table:number-columns-repeated="37"/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4" office:value-type="string" calcext:value-type="string">
            <text:p>A0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000C8" calcext:value-type="string">
            <text:p>000000C8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00" calcext:value-type="float">
            <text:p>200</text:p>
          </table:table-cell>
          <table:table-cell table:number-columns-repeated="37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80000000" calcext:value-type="string">
            <text:p>80000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A</text:p>
          </table:table-cell>
          <table:table-cell office:value-type="string" calcext:value-type="string">
            <text:p>SP_RAM,RAM=A</text:p>
          </table:table-cell>
          <table:table-cell table:style-name="ce4" office:value-type="string" calcext:value-type="string">
            <text:p>57</text:p>
          </table:table-cell>
          <table:table-cell table:formula="of:=DEC2HEX([.F111];8)" office:value-type="string" office:string-value="00000020" calcext:value-type="string">
            <text:p>0000002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32" calcext:value-type="float">
            <text:p>32</text:p>
          </table:table-cell>
          <table:table-cell table:formula="of:=DEC2HEX([.H111];8)" office:value-type="string" office:string-value="00010100" calcext:value-type="string">
            <text:p>000101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65792" calcext:value-type="float">
            <text:p>6579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12];8)" office:value-type="string" office:string-value="00000100" calcext:value-type="string">
            <text:p>000001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256" calcext:value-type="float">
            <text:p>256</text:p>
          </table:table-cell>
          <table:table-cell table:formula="of:=DEC2HEX([.H112];8)" office:value-type="string" office:string-value="00000000" calcext:value-type="string">
            <text:p>00000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80000000" calcext:value-type="string">
            <text:p>8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B</text:p>
          </table:table-cell>
          <table:table-cell office:value-type="string" calcext:value-type="string">
            <text:p>SP_RAM,RAM=B</text:p>
          </table:table-cell>
          <table:table-cell table:style-name="ce4" office:value-type="string" calcext:value-type="string">
            <text:p>5A</text:p>
          </table:table-cell>
          <table:table-cell table:formula="of:=DEC2HEX([.F114];8)" office:value-type="string" office:string-value="00000020" calcext:value-type="string">
            <text:p>0000002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32" calcext:value-type="float">
            <text:p>32</text:p>
          </table:table-cell>
          <table:table-cell table:formula="of:=DEC2HEX([.H114];8)" office:value-type="string" office:string-value="00010400" calcext:value-type="string">
            <text:p>000104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15];8)" office:value-type="string" office:string-value="00000100" calcext:value-type="string">
            <text:p>000001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256" calcext:value-type="float">
            <text:p>256</text:p>
          </table:table-cell>
          <table:table-cell table:formula="of:=DEC2HEX([.H115];8)" office:value-type="string" office:string-value="00000000" calcext:value-type="string">
            <text:p>0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80000000" calcext:value-type="string">
            <text:p>80000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H</text:p>
          </table:table-cell>
          <table:table-cell office:value-type="string" calcext:value-type="string">
            <text:p>SP_RAM,RAM=H</text:p>
          </table:table-cell>
          <table:table-cell table:style-name="ce4" office:value-type="string" calcext:value-type="string">
            <text:p>5D</text:p>
          </table:table-cell>
          <table:table-cell table:formula="of:=DEC2HEX([.F117];8)" office:value-type="string" office:string-value="00000020" calcext:value-type="string">
            <text:p>0000002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32" calcext:value-type="float">
            <text:p>32</text:p>
          </table:table-cell>
          <table:table-cell table:formula="of:=DEC2HEX([.H117];8)" office:value-type="string" office:string-value="00410000" calcext:value-type="string">
            <text:p>00410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18];8)" office:value-type="string" office:string-value="00000100" calcext:value-type="string">
            <text:p>000001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256" calcext:value-type="float">
            <text:p>256</text:p>
          </table:table-cell>
          <table:table-cell table:formula="of:=DEC2HEX([.H118];8)" office:value-type="string" office:string-value="00000000" calcext:value-type="string">
            <text:p>00000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80000000" calcext:value-type="string">
            <text:p>80000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L</text:p>
          </table:table-cell>
          <table:table-cell office:value-type="string" calcext:value-type="string">
            <text:p>SP_RAM,RAM=L</text:p>
          </table:table-cell>
          <table:table-cell table:style-name="ce4" office:value-type="string" calcext:value-type="string">
            <text:p>60</text:p>
          </table:table-cell>
          <table:table-cell table:formula="of:=DEC2HEX([.F120];8)" office:value-type="string" office:string-value="00000020" calcext:value-type="string">
            <text:p>0000002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32" calcext:value-type="float">
            <text:p>32</text:p>
          </table:table-cell>
          <table:table-cell table:formula="of:=DEC2HEX([.H120];8)" office:value-type="string" office:string-value="00810000" calcext:value-type="string">
            <text:p>0081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21];8)" office:value-type="string" office:string-value="00000100" calcext:value-type="string">
            <text:p>000001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256" calcext:value-type="float">
            <text:p>256</text:p>
          </table:table-cell>
          <table:table-cell table:formula="of:=DEC2HEX([.H121];8)" office:value-type="string" office:string-value="00000000" calcext:value-type="string">
            <text:p>0000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H</text:p>
          </table:table-cell>
          <table:table-cell office:value-type="string" calcext:value-type="string">
            <text:p>SP_RAM,RAM=SPH</text:p>
          </table:table-cell>
          <table:table-cell table:style-name="ce4" office:value-type="string" calcext:value-type="string">
            <text:p>63</text:p>
          </table:table-cell>
          <table:table-cell table:formula="of:=DEC2HEX([.F123];8)" office:value-type="string" office:string-value="00001060" calcext:value-type="string">
            <text:p>0000106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4192" calcext:value-type="float">
            <text:p>4192</text:p>
          </table:table-cell>
          <table:table-cell table:formula="of:=DEC2HEX([.H123];8)" office:value-type="string" office:string-value="00010000" calcext:value-type="string">
            <text:p>00010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24];8)" office:value-type="string" office:string-value="00000100" calcext:value-type="string">
            <text:p>000001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256" calcext:value-type="float">
            <text:p>256</text:p>
          </table:table-cell>
          <table:table-cell table:formula="of:=DEC2HEX([.H124];8)" office:value-type="string" office:string-value="00000000" calcext:value-type="string">
            <text:p>00000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80000000" calcext:value-type="string">
            <text:p>80000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L</text:p>
          </table:table-cell>
          <table:table-cell office:value-type="string" calcext:value-type="string">
            <text:p>SP_RAM,RAM=SPL</text:p>
          </table:table-cell>
          <table:table-cell table:style-name="ce4" office:value-type="string" calcext:value-type="string">
            <text:p>69</text:p>
          </table:table-cell>
          <table:table-cell table:formula="of:=DEC2HEX([.F126];8)" office:value-type="string" office:string-value="00001820" calcext:value-type="string">
            <text:p>0000182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6176" calcext:value-type="float">
            <text:p>6176</text:p>
          </table:table-cell>
          <table:table-cell table:formula="of:=DEC2HEX([.H126];8)" office:value-type="string" office:string-value="00010000" calcext:value-type="string">
            <text:p>00010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27];8)" office:value-type="string" office:string-value="00000100" calcext:value-type="string">
            <text:p>000001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256" calcext:value-type="float">
            <text:p>256</text:p>
          </table:table-cell>
          <table:table-cell table:formula="of:=DEC2HEX([.H127];8)" office:value-type="string" office:string-value="00000000" calcext:value-type="string">
            <text:p>00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80000000" calcext:value-type="string">
            <text:p>8000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F</text:p>
          </table:table-cell>
          <table:table-cell office:value-type="string" calcext:value-type="string">
            <text:p>SP_RAM,RAM=F</text:p>
          </table:table-cell>
          <table:table-cell table:style-name="ce4" office:value-type="string" calcext:value-type="string">
            <text:p>6C</text:p>
          </table:table-cell>
          <table:table-cell table:formula="of:=DEC2HEX([.F129];8)" office:value-type="string" office:string-value="00000020" calcext:value-type="string">
            <text:p>0000002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32" calcext:value-type="float">
            <text:p>32</text:p>
          </table:table-cell>
          <table:table-cell table:formula="of:=DEC2HEX([.H129];8)" office:value-type="string" office:string-value="01010000" calcext:value-type="string">
            <text:p>0101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30];8)" office:value-type="string" office:string-value="00000100" calcext:value-type="string">
            <text:p>000001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256" calcext:value-type="float">
            <text:p>256</text:p>
          </table:table-cell>
          <table:table-cell table:formula="of:=DEC2HEX([.H130];8)" office:value-type="string" office:string-value="00000000" calcext:value-type="string">
            <text:p>00000000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USH M,xxxx</text:p>
          </table:table-cell>
          <table:table-cell office:value-type="string" calcext:value-type="string">
            <text:p>REG_ADDR_WR=ROM(*)</text:p>
          </table:table-cell>
          <table:table-cell table:style-name="ce4" office:value-type="string" calcext:value-type="string">
            <text:p>A2</text:p>
          </table:table-cell>
          <table:table-cell table:formula="of:=DEC2HEX([.F132];8)" office:value-type="string" office:string-value="00000001" calcext:value-type="string">
            <text:p>00000001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1" calcext:value-type="float">
            <text:p>1</text:p>
          </table:table-cell>
          <table:table-cell table:formula="of:=DEC2HEX([.H132];8)" office:value-type="string" office:string-value="00040000" calcext:value-type="string">
            <text:p>00040000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00001000" calcext:value-type="string">
            <text:p>00001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44000" calcext:value-type="string">
            <text:p>00044000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00001000" calcext:value-type="string">
            <text:p>00001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48000" calcext:value-type="string">
            <text:p>0004800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00001000" calcext:value-type="string">
            <text:p>00001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38];8)" office:value-type="string" office:string-value="00000010" calcext:value-type="string">
            <text:p>0000001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16" calcext:value-type="float">
            <text:p>16</text:p>
          </table:table-cell>
          <table:table-cell table:formula="of:=DEC2HEX([.H138];8)" office:value-type="string" office:string-value="00020000" calcext:value-type="string">
            <text:p>00020000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39];8)" office:value-type="string" office:string-value="00000028" calcext:value-type="string">
            <text:p>00000028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40" calcext:value-type="float">
            <text:p>40</text:p>
          </table:table-cell>
          <table:table-cell table:formula="of:=DEC2HEX([.H139];8)" office:value-type="string" office:string-value="00010000" calcext:value-type="string">
            <text:p>0001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0];8)" office:value-type="string" office:string-value="00000100" calcext:value-type="string">
            <text:p>0000010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256" calcext:value-type="float">
            <text:p>256</text:p>
          </table:table-cell>
          <table:table-cell table:formula="of:=DEC2HEX([.H140];8)" office:value-type="string" office:string-value="00000000" calcext:value-type="string">
            <text:p>000000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18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1];8)" office:value-type="string" office:string-value="00000000" calcext:value-type="string">
            <text:p>000000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0" calcext:value-type="float">
            <text:p>0</text:p>
          </table:table-cell>
          <table:table-cell table:formula="of:=DEC2HEX([.H141];8)" office:value-type="string" office:string-value="80000000" calcext:value-type="string">
            <text:p>8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mments :</text:p>
          </table:table-cell>
          <table:table-cell office:value-type="string" calcext:value-type="string">
            <text:p>(*) <text:s/>Use here R0= value 0 <text:s/>(R0-R7 = tmp reg only used by uproc)</text:p>
          </table:table-cell>
          <table:table-cell table:number-columns-repeated="2"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00000000" calcext:value-type="string">
            <text:p>0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0" calcext:value-type="float">
            <text:p>0</text:p>
          </table:table-cell>
          <table:table-cell table:number-columns-repeated="25"/>
          <table:table-cell table:style-name="ce10"/>
          <table:table-cell table:number-columns-repeated="990"/>
        </table:table-row>
        <table:table-row table:style-name="ro1">
          <table:table-cell table:number-columns-repeated="33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UL B</text:p>
          </table:table-cell>
          <table:table-cell office:value-type="string" calcext:value-type="string">
            <text:p>A=A*B</text:p>
          </table:table-cell>
          <table:table-cell office:value-type="float" office:value="41" calcext:value-type="float">
            <text:p>41</text:p>
          </table:table-cell>
          <table:table-cell table:formula="of:=DEC2HEX([.F144];8)" office:value-type="string" office:string-value="00000000" calcext:value-type="string">
            <text:p>000000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0" calcext:value-type="float">
            <text:p>0</text:p>
          </table:table-cell>
          <table:table-cell table:formula="of:=DEC2HEX([.H144];8)" office:value-type="string" office:string-value="000000F0" calcext:value-type="string">
            <text:p>000000F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240" calcext:value-type="float">
            <text:p>240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Comments : maximum result = 8bit</text:p>
          </table:table-cell>
          <table:table-cell table:number-columns-repeated="32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DIV B</text:p>
          </table:table-cell>
          <table:table-cell office:value-type="string" calcext:value-type="string">
            <text:p>A=A/B</text:p>
          </table:table-cell>
          <table:table-cell office:value-type="float" office:value="43" calcext:value-type="float">
            <text:p>43</text:p>
          </table:table-cell>
          <table:table-cell table:formula="of:=DEC2HEX([.F147];8)" office:value-type="string" office:string-value="00000000" calcext:value-type="string">
            <text:p>000000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0" calcext:value-type="float">
            <text:p>0</text:p>
          </table:table-cell>
          <table:table-cell table:formula="of:=DEC2HEX([.H147];8)" office:value-type="string" office:string-value="000000F8" calcext:value-type="string">
            <text:p>000000F8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248" calcext:value-type="float">
            <text:p>248</text:p>
          </table:table-cell>
          <table:table-cell table:number-columns-repeated="37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990"/>
        </table:table-row>
        <table:table-row table:style-name="ro1">
          <table:table-cell office:value-type="string" calcext:value-type="string">
            <text:p>Comments : maximum divider=8bits</text:p>
          </table:table-cell>
          <table:table-cell table:number-columns-repeated="32"/>
          <table:table-cell table:style-name="ce10"/>
          <table:table-cell table:number-columns-repeated="990"/>
        </table:table-row>
        <table:table-row table:style-name="ro1" table:number-rows-repeated="3">
          <table:table-cell table:number-columns-repeated="33"/>
          <table:table-cell table:style-name="ce10"/>
          <table:table-cell table:number-columns-repeated="990"/>
        </table:table-row>
        <table:table-row table:style-name="ro1">
          <table:table-cell table:style-name="ce3" office:value-type="string" calcext:value-type="string">
            <text:p>IN DEVELOPMENT</text:p>
          </table:table-cell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A</text:p>
          </table:table-cell>
          <table:table-cell office:value-type="string" calcext:value-type="string">
            <text:p>SP_RAM,A=M(SP)</text:p>
          </table:table-cell>
          <table:table-cell table:style-name="ce4" office:value-type="string" calcext:value-type="string">
            <text:p>???</text:p>
          </table:table-cell>
          <table:table-cell table:formula="of:=DEC2HEX([.F154];8)" office:value-type="string" office:string-value="00000020" calcext:value-type="string">
            <text:p>0000002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32" calcext:value-type="float">
            <text:p>32</text:p>
          </table:table-cell>
          <table:table-cell table:formula="of:=DEC2HEX([.H154];8)" office:value-type="string" office:string-value="00020080" calcext:value-type="string">
            <text:p>0002008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131200" calcext:value-type="float">
            <text:p>13120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55];8)" office:value-type="string" office:string-value="00000000" calcext:value-type="string">
            <text:p>0000000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0" calcext:value-type="float">
            <text:p>0</text:p>
          </table:table-cell>
          <table:table-cell table:formula="of:=DEC2HEX([.H155];8)" office:value-type="string" office:string-value="00000000" calcext:value-type="string">
            <text:p>0000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6];8)" office:value-type="string" office:string-value="00000000" calcext:value-type="string">
            <text:p>000000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0" calcext:value-type="float">
            <text:p>0</text:p>
          </table:table-cell>
          <table:table-cell table:formula="of:=DEC2HEX([.H156];8)" office:value-type="string" office:string-value="80000000" calcext:value-type="string">
            <text:p>8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B</text:p>
          </table:table-cell>
          <table:table-cell office:value-type="string" calcext:value-type="string">
            <text:p>SP_RAM,M(SP)=B</text:p>
          </table:table-cell>
          <table:table-cell table:style-name="ce4"/>
          <table:table-cell table:formula="of:=DEC2HEX([.F157];8)" office:value-type="string" office:string-value="00000020" calcext:value-type="string">
            <text:p>0000002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32" calcext:value-type="float">
            <text:p>32</text:p>
          </table:table-cell>
          <table:table-cell table:formula="of:=DEC2HEX([.H157];8)" office:value-type="string" office:string-value="00010400" calcext:value-type="string">
            <text:p>000104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8];8)" office:value-type="string" office:string-value="00000100" calcext:value-type="string">
            <text:p>0000010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256" calcext:value-type="float">
            <text:p>256</text:p>
          </table:table-cell>
          <table:table-cell table:formula="of:=DEC2HEX([.H158];8)" office:value-type="string" office:string-value="00000000" calcext:value-type="string">
            <text:p>0000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9];8)" office:value-type="string" office:string-value="00000000" calcext:value-type="string">
            <text:p>000000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0" calcext:value-type="float">
            <text:p>0</text:p>
          </table:table-cell>
          <table:table-cell table:formula="of:=DEC2HEX([.H159];8)" office:value-type="string" office:string-value="80000000" calcext:value-type="string">
            <text:p>8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H</text:p>
          </table:table-cell>
          <table:table-cell office:value-type="string" calcext:value-type="string">
            <text:p>SP_RAM,M(SP)=H</text:p>
          </table:table-cell>
          <table:table-cell table:style-name="ce4"/>
          <table:table-cell table:formula="of:=DEC2HEX([.F160];8)" office:value-type="string" office:string-value="00000020" calcext:value-type="string">
            <text:p>0000002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32" calcext:value-type="float">
            <text:p>32</text:p>
          </table:table-cell>
          <table:table-cell table:formula="of:=DEC2HEX([.H160];8)" office:value-type="string" office:string-value="00410000" calcext:value-type="string">
            <text:p>0041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1];8)" office:value-type="string" office:string-value="00000100" calcext:value-type="string">
            <text:p>00000100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256" calcext:value-type="float">
            <text:p>256</text:p>
          </table:table-cell>
          <table:table-cell table:formula="of:=DEC2HEX([.H161];8)" office:value-type="string" office:string-value="00000000" calcext:value-type="string">
            <text:p>0000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2];8)" office:value-type="string" office:string-value="00000000" calcext:value-type="string">
            <text:p>00000000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0" calcext:value-type="float">
            <text:p>0</text:p>
          </table:table-cell>
          <table:table-cell table:formula="of:=DEC2HEX([.H162];8)" office:value-type="string" office:string-value="80000000" calcext:value-type="string">
            <text:p>80000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L</text:p>
          </table:table-cell>
          <table:table-cell office:value-type="string" calcext:value-type="string">
            <text:p>SP_RAM,M(SP)=L</text:p>
          </table:table-cell>
          <table:table-cell table:style-name="ce4"/>
          <table:table-cell table:formula="of:=DEC2HEX([.F163];8)" office:value-type="string" office:string-value="00000020" calcext:value-type="string">
            <text:p>0000002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32" calcext:value-type="float">
            <text:p>32</text:p>
          </table:table-cell>
          <table:table-cell table:formula="of:=DEC2HEX([.H163];8)" office:value-type="string" office:string-value="00810000" calcext:value-type="string">
            <text:p>0081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4];8)" office:value-type="string" office:string-value="00000100" calcext:value-type="string">
            <text:p>00000100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256" calcext:value-type="float">
            <text:p>256</text:p>
          </table:table-cell>
          <table:table-cell table:formula="of:=DEC2HEX([.H164];8)" office:value-type="string" office:string-value="00000000" calcext:value-type="string">
            <text:p>0000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5];8)" office:value-type="string" office:string-value="00000000" calcext:value-type="string">
            <text:p>00000000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0" calcext:value-type="float">
            <text:p>0</text:p>
          </table:table-cell>
          <table:table-cell table:formula="of:=DEC2HEX([.H165];8)" office:value-type="string" office:string-value="80000000" calcext:value-type="string">
            <text:p>80000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H</text:p>
          </table:table-cell>
          <table:table-cell office:value-type="string" calcext:value-type="string">
            <text:p>SP_RAM,M(SP)=SPH</text:p>
          </table:table-cell>
          <table:table-cell table:style-name="ce4"/>
          <table:table-cell table:formula="of:=DEC2HEX([.F166];8)" office:value-type="string" office:string-value="00001060" calcext:value-type="string">
            <text:p>0000106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4192" calcext:value-type="float">
            <text:p>4192</text:p>
          </table:table-cell>
          <table:table-cell table:formula="of:=DEC2HEX([.H166];8)" office:value-type="string" office:string-value="00010000" calcext:value-type="string">
            <text:p>00010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7];8)" office:value-type="string" office:string-value="00000100" calcext:value-type="string">
            <text:p>000001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256" calcext:value-type="float">
            <text:p>256</text:p>
          </table:table-cell>
          <table:table-cell table:formula="of:=DEC2HEX([.H167];8)" office:value-type="string" office:string-value="00000000" calcext:value-type="string">
            <text:p>00000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80000000" calcext:value-type="string">
            <text:p>80000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L</text:p>
          </table:table-cell>
          <table:table-cell office:value-type="string" calcext:value-type="string">
            <text:p>SP_RAM,M(SP)=SPL</text:p>
          </table:table-cell>
          <table:table-cell table:style-name="ce4"/>
          <table:table-cell table:formula="of:=DEC2HEX([.F169];8)" office:value-type="string" office:string-value="00001820" calcext:value-type="string">
            <text:p>0000182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6176" calcext:value-type="float">
            <text:p>6176</text:p>
          </table:table-cell>
          <table:table-cell table:formula="of:=DEC2HEX([.H169];8)" office:value-type="string" office:string-value="00010000" calcext:value-type="string">
            <text:p>00010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0];8)" office:value-type="string" office:string-value="00000100" calcext:value-type="string">
            <text:p>0000010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256" calcext:value-type="float">
            <text:p>256</text:p>
          </table:table-cell>
          <table:table-cell table:formula="of:=DEC2HEX([.H170];8)" office:value-type="string" office:string-value="00000000" calcext:value-type="string">
            <text:p>00000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1];8)" office:value-type="string" office:string-value="00000000" calcext:value-type="string">
            <text:p>00000000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0" calcext:value-type="float">
            <text:p>0</text:p>
          </table:table-cell>
          <table:table-cell table:formula="of:=DEC2HEX([.H171];8)" office:value-type="string" office:string-value="80000000" calcext:value-type="string">
            <text:p>8000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F</text:p>
          </table:table-cell>
          <table:table-cell office:value-type="string" calcext:value-type="string">
            <text:p>SP_RAM,M(SP)=F</text:p>
          </table:table-cell>
          <table:table-cell table:style-name="ce4"/>
          <table:table-cell table:formula="of:=DEC2HEX([.F172];8)" office:value-type="string" office:string-value="00000020" calcext:value-type="string">
            <text:p>00000020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32" calcext:value-type="float">
            <text:p>32</text:p>
          </table:table-cell>
          <table:table-cell table:formula="of:=DEC2HEX([.H172];8)" office:value-type="string" office:string-value="01010000" calcext:value-type="string">
            <text:p>0101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3];8)" office:value-type="string" office:string-value="00000100" calcext:value-type="string">
            <text:p>00000100</text:p>
          </table:table-cell>
          <table:table-cell table:formula="of:=[.U173]*[.U$2]+[.T173]*[.T$2]+[.S173]*[.S$2]+[.R173]*[.R$2]+[.Q173]*[.Q$2]+[.P173]*[.P$2]+[.O173]*[.O$2]+[.N173]*[.N$2]+[.M173]*[.M$2]+[.L173]*[.L$2]+[.K173]*[.K$2]+[.J173]*[.J$2]+[.I173]*[.I$2]" office:value-type="float" office:value="256" calcext:value-type="float">
            <text:p>256</text:p>
          </table:table-cell>
          <table:table-cell table:formula="of:=DEC2HEX([.H173];8)" office:value-type="string" office:string-value="00000000" calcext:value-type="string">
            <text:p>00000000</text:p>
          </table:table-cell>
          <table:table-cell table:formula="of:=[.V173]*[.$V$2]+[.W173]*[.$W$2]+[.X173]*[.$X$2]+[.Y173]*[.$Y$2]+[.Z173]*[.$Z$2]+[.AA173]*[.$AA$2]+[.AB173]*[.$AB$2]+[.AC173]*[.$AC$2]+[.AD173]*[.$AD$2]+[.AE173]*[.$AE$2]+[.AF173]*[.$AF$2]+[.AG173]*[.$AG$2]+[.AH173]*[.$AH$2]+[.AI173]*[.$AI$2]+[.AJ173]*[.$AJ$2]+[.AK173]*[.$AK$2]+[.AL173]*[.$AL$2]+[.AM173]*[.$AM$2]+[.AN173]*[.$AN$2]+[.AO173]*[.$AO$2]+[.AP173]*[.$AP$2]+[.AQ173]*[.$AQ$2]+[.AR173]*[.$AR$2]+[.AS173]*[.$AS$2]+[.AT173]*[.$AT$2]+[.AU173]*[.$AU$2]+[.AV173]*[.$AV$2]+[.AW173]*[.$AW$2]+[.AX173]*[.$AX$2]+[.AY173]*[.$AY$2]+[.AZ173]*[.$AZ$2]+[.BA17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4];8)" office:value-type="string" office:string-value="00000000" calcext:value-type="string">
            <text:p>00000000</text:p>
          </table:table-cell>
          <table:table-cell table:formula="of:=[.U174]*[.U$2]+[.T174]*[.T$2]+[.S174]*[.S$2]+[.R174]*[.R$2]+[.Q174]*[.Q$2]+[.P174]*[.P$2]+[.O174]*[.O$2]+[.N174]*[.N$2]+[.M174]*[.M$2]+[.L174]*[.L$2]+[.K174]*[.K$2]+[.J174]*[.J$2]+[.I174]*[.I$2]" office:value-type="float" office:value="0" calcext:value-type="float">
            <text:p>0</text:p>
          </table:table-cell>
          <table:table-cell table:formula="of:=DEC2HEX([.H174];8)" office:value-type="string" office:string-value="80000000" calcext:value-type="string">
            <text:p>80000000</text:p>
          </table:table-cell>
          <table:table-cell table:formula="of:=[.V174]*[.$V$2]+[.W174]*[.$W$2]+[.X174]*[.$X$2]+[.Y174]*[.$Y$2]+[.Z174]*[.$Z$2]+[.AA174]*[.$AA$2]+[.AB174]*[.$AB$2]+[.AC174]*[.$AC$2]+[.AD174]*[.$AD$2]+[.AE174]*[.$AE$2]+[.AF174]*[.$AF$2]+[.AG174]*[.$AG$2]+[.AH174]*[.$AH$2]+[.AI174]*[.$AI$2]+[.AJ174]*[.$AJ$2]+[.AK174]*[.$AK$2]+[.AL174]*[.$AL$2]+[.AM174]*[.$AM$2]+[.AN174]*[.$AN$2]+[.AO174]*[.$AO$2]+[.AP174]*[.$AP$2]+[.AQ174]*[.$AQ$2]+[.AR174]*[.$AR$2]+[.AS174]*[.$AS$2]+[.AT174]*[.$AT$2]+[.AU174]*[.$AU$2]+[.AV174]*[.$AV$2]+[.AW174]*[.$AW$2]+[.AX174]*[.$AX$2]+[.AY174]*[.$AY$2]+[.AZ174]*[.$AZ$2]+[.BA17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OP REG</text:p>
          </table:table-cell>
          <table:table-cell office:value-type="string" calcext:value-type="string">
            <text:p>REG_ADR_WR=ROM</text:p>
          </table:table-cell>
          <table:table-cell table:style-name="ce4"/>
          <table:table-cell table:formula="of:=DEC2HEX([.F175];8)" office:value-type="string" office:string-value="00000001" calcext:value-type="string">
            <text:p>00000001</text:p>
          </table:table-cell>
          <table:table-cell table:formula="of:=[.U175]*[.U$2]+[.T175]*[.T$2]+[.S175]*[.S$2]+[.R175]*[.R$2]+[.Q175]*[.Q$2]+[.P175]*[.P$2]+[.O175]*[.O$2]+[.N175]*[.N$2]+[.M175]*[.M$2]+[.L175]*[.L$2]+[.K175]*[.K$2]+[.J175]*[.J$2]+[.I175]*[.I$2]" office:value-type="float" office:value="1" calcext:value-type="float">
            <text:p>1</text:p>
          </table:table-cell>
          <table:table-cell table:formula="of:=DEC2HEX([.H175];8)" office:value-type="string" office:string-value="00040000" calcext:value-type="string">
            <text:p>00040000</text:p>
          </table:table-cell>
          <table:table-cell table:formula="of:=[.V175]*[.$V$2]+[.W175]*[.$W$2]+[.X175]*[.$X$2]+[.Y175]*[.$Y$2]+[.Z175]*[.$Z$2]+[.AA175]*[.$AA$2]+[.AB175]*[.$AB$2]+[.AC175]*[.$AC$2]+[.AD175]*[.$AD$2]+[.AE175]*[.$AE$2]+[.AF175]*[.$AF$2]+[.AG175]*[.$AG$2]+[.AH175]*[.$AH$2]+[.AI175]*[.$AI$2]+[.AJ175]*[.$AJ$2]+[.AK175]*[.$AK$2]+[.AL175]*[.$AL$2]+[.AM175]*[.$AM$2]+[.AN175]*[.$AN$2]+[.AO175]*[.$AO$2]+[.AP175]*[.$AP$2]+[.AQ175]*[.$AQ$2]+[.AR175]*[.$AR$2]+[.AS175]*[.$AS$2]+[.AT175]*[.$AT$2]+[.AU175]*[.$AU$2]+[.AV175]*[.$AV$2]+[.AW175]*[.$AW$2]+[.AX175]*[.$AX$2]+[.AY175]*[.$AY$2]+[.AZ175]*[.$AZ$2]+[.BA17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76];8)" office:value-type="string" office:string-value="00000028" calcext:value-type="string">
            <text:p>00000028</text:p>
          </table:table-cell>
          <table:table-cell table:formula="of:=[.U176]*[.U$2]+[.T176]*[.T$2]+[.S176]*[.S$2]+[.R176]*[.R$2]+[.Q176]*[.Q$2]+[.P176]*[.P$2]+[.O176]*[.O$2]+[.N176]*[.N$2]+[.M176]*[.M$2]+[.L176]*[.L$2]+[.K176]*[.K$2]+[.J176]*[.J$2]+[.I176]*[.I$2]" office:value-type="float" office:value="40" calcext:value-type="float">
            <text:p>40</text:p>
          </table:table-cell>
          <table:table-cell table:formula="of:=DEC2HEX([.H176];8)" office:value-type="string" office:string-value="00011000" calcext:value-type="string">
            <text:p>00011000</text:p>
          </table:table-cell>
          <table:table-cell table:formula="of:=[.V176]*[.$V$2]+[.W176]*[.$W$2]+[.X176]*[.$X$2]+[.Y176]*[.$Y$2]+[.Z176]*[.$Z$2]+[.AA176]*[.$AA$2]+[.AB176]*[.$AB$2]+[.AC176]*[.$AC$2]+[.AD176]*[.$AD$2]+[.AE176]*[.$AE$2]+[.AF176]*[.$AF$2]+[.AG176]*[.$AG$2]+[.AH176]*[.$AH$2]+[.AI176]*[.$AI$2]+[.AJ176]*[.$AJ$2]+[.AK176]*[.$AK$2]+[.AL176]*[.$AL$2]+[.AM176]*[.$AM$2]+[.AN176]*[.$AN$2]+[.AO176]*[.$AO$2]+[.AP176]*[.$AP$2]+[.AQ176]*[.$AQ$2]+[.AR176]*[.$AR$2]+[.AS176]*[.$AS$2]+[.AT176]*[.$AT$2]+[.AU176]*[.$AU$2]+[.AV176]*[.$AV$2]+[.AW176]*[.$AW$2]+[.AX176]*[.$AX$2]+[.AY176]*[.$AY$2]+[.AZ176]*[.$AZ$2]+[.BA176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7];8)" office:value-type="string" office:string-value="00000100" calcext:value-type="string">
            <text:p>00000100</text:p>
          </table:table-cell>
          <table:table-cell table:formula="of:=[.U177]*[.U$2]+[.T177]*[.T$2]+[.S177]*[.S$2]+[.R177]*[.R$2]+[.Q177]*[.Q$2]+[.P177]*[.P$2]+[.O177]*[.O$2]+[.N177]*[.N$2]+[.M177]*[.M$2]+[.L177]*[.L$2]+[.K177]*[.K$2]+[.J177]*[.J$2]+[.I177]*[.I$2]" office:value-type="float" office:value="256" calcext:value-type="float">
            <text:p>256</text:p>
          </table:table-cell>
          <table:table-cell table:formula="of:=DEC2HEX([.H177];8)" office:value-type="string" office:string-value="00000000" calcext:value-type="string">
            <text:p>00000000</text:p>
          </table:table-cell>
          <table:table-cell table:formula="of:=[.V177]*[.$V$2]+[.W177]*[.$W$2]+[.X177]*[.$X$2]+[.Y177]*[.$Y$2]+[.Z177]*[.$Z$2]+[.AA177]*[.$AA$2]+[.AB177]*[.$AB$2]+[.AC177]*[.$AC$2]+[.AD177]*[.$AD$2]+[.AE177]*[.$AE$2]+[.AF177]*[.$AF$2]+[.AG177]*[.$AG$2]+[.AH177]*[.$AH$2]+[.AI177]*[.$AI$2]+[.AJ177]*[.$AJ$2]+[.AK177]*[.$AK$2]+[.AL177]*[.$AL$2]+[.AM177]*[.$AM$2]+[.AN177]*[.$AN$2]+[.AO177]*[.$AO$2]+[.AP177]*[.$AP$2]+[.AQ177]*[.$AQ$2]+[.AR177]*[.$AR$2]+[.AS177]*[.$AS$2]+[.AT177]*[.$AT$2]+[.AU177]*[.$AU$2]+[.AV177]*[.$AV$2]+[.AW177]*[.$AW$2]+[.AX177]*[.$AX$2]+[.AY177]*[.$AY$2]+[.AZ177]*[.$AZ$2]+[.BA17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18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8];8)" office:value-type="string" office:string-value="00000000" calcext:value-type="string">
            <text:p>00000000</text:p>
          </table:table-cell>
          <table:table-cell table:formula="of:=[.U178]*[.U$2]+[.T178]*[.T$2]+[.S178]*[.S$2]+[.R178]*[.R$2]+[.Q178]*[.Q$2]+[.P178]*[.P$2]+[.O178]*[.O$2]+[.N178]*[.N$2]+[.M178]*[.M$2]+[.L178]*[.L$2]+[.K178]*[.K$2]+[.J178]*[.J$2]+[.I178]*[.I$2]" office:value-type="float" office:value="0" calcext:value-type="float">
            <text:p>0</text:p>
          </table:table-cell>
          <table:table-cell table:formula="of:=DEC2HEX([.H178];8)" office:value-type="string" office:string-value="80000000" calcext:value-type="string">
            <text:p>80000000</text:p>
          </table:table-cell>
          <table:table-cell table:formula="of:=[.V178]*[.$V$2]+[.W178]*[.$W$2]+[.X178]*[.$X$2]+[.Y178]*[.$Y$2]+[.Z178]*[.$Z$2]+[.AA178]*[.$AA$2]+[.AB178]*[.$AB$2]+[.AC178]*[.$AC$2]+[.AD178]*[.$AD$2]+[.AE178]*[.$AE$2]+[.AF178]*[.$AF$2]+[.AG178]*[.$AG$2]+[.AH178]*[.$AH$2]+[.AI178]*[.$AI$2]+[.AJ178]*[.$AJ$2]+[.AK178]*[.$AK$2]+[.AL178]*[.$AL$2]+[.AM178]*[.$AM$2]+[.AN178]*[.$AN$2]+[.AO178]*[.$AO$2]+[.AP178]*[.$AP$2]+[.AQ178]*[.$AQ$2]+[.AR178]*[.$AR$2]+[.AS178]*[.$AS$2]+[.AT178]*[.$AT$2]+[.AU178]*[.$AU$2]+[.AV178]*[.$AV$2]+[.AW178]*[.$AW$2]+[.AX178]*[.$AX$2]+[.AY178]*[.$AY$2]+[.AZ178]*[.$AZ$2]+[.BA17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OP M,xxxx</text:p>
          </table:table-cell>
          <table:table-cell office:value-type="string" calcext:value-type="string">
            <text:p>REG_ADDR_WR=ROM</text:p>
          </table:table-cell>
          <table:table-cell table:style-name="ce4"/>
          <table:table-cell table:formula="of:=DEC2HEX([.F179];8)" office:value-type="string" office:string-value="00000001" calcext:value-type="string">
            <text:p>00000001</text:p>
          </table:table-cell>
          <table:table-cell table:formula="of:=[.U179]*[.U$2]+[.T179]*[.T$2]+[.S179]*[.S$2]+[.R179]*[.R$2]+[.Q179]*[.Q$2]+[.P179]*[.P$2]+[.O179]*[.O$2]+[.N179]*[.N$2]+[.M179]*[.M$2]+[.L179]*[.L$2]+[.K179]*[.K$2]+[.J179]*[.J$2]+[.I179]*[.I$2]" office:value-type="float" office:value="1" calcext:value-type="float">
            <text:p>1</text:p>
          </table:table-cell>
          <table:table-cell table:formula="of:=DEC2HEX([.H179];8)" office:value-type="string" office:string-value="00040000" calcext:value-type="string">
            <text:p>00040000</text:p>
          </table:table-cell>
          <table:table-cell table:formula="of:=[.V179]*[.$V$2]+[.W179]*[.$W$2]+[.X179]*[.$X$2]+[.Y179]*[.$Y$2]+[.Z179]*[.$Z$2]+[.AA179]*[.$AA$2]+[.AB179]*[.$AB$2]+[.AC179]*[.$AC$2]+[.AD179]*[.$AD$2]+[.AE179]*[.$AE$2]+[.AF179]*[.$AF$2]+[.AG179]*[.$AG$2]+[.AH179]*[.$AH$2]+[.AI179]*[.$AI$2]+[.AJ179]*[.$AJ$2]+[.AK179]*[.$AK$2]+[.AL179]*[.$AL$2]+[.AM179]*[.$AM$2]+[.AN179]*[.$AN$2]+[.AO179]*[.$AO$2]+[.AP179]*[.$AP$2]+[.AQ179]*[.$AQ$2]+[.AR179]*[.$AR$2]+[.AS179]*[.$AS$2]+[.AT179]*[.$AT$2]+[.AU179]*[.$AU$2]+[.AV179]*[.$AV$2]+[.AW179]*[.$AW$2]+[.AX179]*[.$AX$2]+[.AY179]*[.$AY$2]+[.AZ179]*[.$AZ$2]+[.BA179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80];8)" office:value-type="string" office:string-value="00000000" calcext:value-type="string">
            <text:p>00000000</text:p>
          </table:table-cell>
          <table:table-cell table:formula="of:=[.U180]*[.U$2]+[.T180]*[.T$2]+[.S180]*[.S$2]+[.R180]*[.R$2]+[.Q180]*[.Q$2]+[.P180]*[.P$2]+[.O180]*[.O$2]+[.N180]*[.N$2]+[.M180]*[.M$2]+[.L180]*[.L$2]+[.K180]*[.K$2]+[.J180]*[.J$2]+[.I180]*[.I$2]" office:value-type="float" office:value="0" calcext:value-type="float">
            <text:p>0</text:p>
          </table:table-cell>
          <table:table-cell table:formula="of:=DEC2HEX([.H180];8)" office:value-type="string" office:string-value="00001000" calcext:value-type="string">
            <text:p>00001000</text:p>
          </table:table-cell>
          <table:table-cell table:formula="of:=[.V180]*[.$V$2]+[.W180]*[.$W$2]+[.X180]*[.$X$2]+[.Y180]*[.$Y$2]+[.Z180]*[.$Z$2]+[.AA180]*[.$AA$2]+[.AB180]*[.$AB$2]+[.AC180]*[.$AC$2]+[.AD180]*[.$AD$2]+[.AE180]*[.$AE$2]+[.AF180]*[.$AF$2]+[.AG180]*[.$AG$2]+[.AH180]*[.$AH$2]+[.AI180]*[.$AI$2]+[.AJ180]*[.$AJ$2]+[.AK180]*[.$AK$2]+[.AL180]*[.$AL$2]+[.AM180]*[.$AM$2]+[.AN180]*[.$AN$2]+[.AO180]*[.$AO$2]+[.AP180]*[.$AP$2]+[.AQ180]*[.$AQ$2]+[.AR180]*[.$AR$2]+[.AS180]*[.$AS$2]+[.AT180]*[.$AT$2]+[.AU180]*[.$AU$2]+[.AV180]*[.$AV$2]+[.AW180]*[.$AW$2]+[.AX180]*[.$AX$2]+[.AY180]*[.$AY$2]+[.AZ180]*[.$AZ$2]+[.BA18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81];8)" office:value-type="string" office:string-value="00000000" calcext:value-type="string">
            <text:p>00000000</text:p>
          </table:table-cell>
          <table:table-cell table:formula="of:=[.U181]*[.U$2]+[.T181]*[.T$2]+[.S181]*[.S$2]+[.R181]*[.R$2]+[.Q181]*[.Q$2]+[.P181]*[.P$2]+[.O181]*[.O$2]+[.N181]*[.N$2]+[.M181]*[.M$2]+[.L181]*[.L$2]+[.K181]*[.K$2]+[.J181]*[.J$2]+[.I181]*[.I$2]" office:value-type="float" office:value="0" calcext:value-type="float">
            <text:p>0</text:p>
          </table:table-cell>
          <table:table-cell table:formula="of:=DEC2HEX([.H181];8)" office:value-type="string" office:string-value="00044000" calcext:value-type="string">
            <text:p>00044000</text:p>
          </table:table-cell>
          <table:table-cell table:formula="of:=[.V181]*[.$V$2]+[.W181]*[.$W$2]+[.X181]*[.$X$2]+[.Y181]*[.$Y$2]+[.Z181]*[.$Z$2]+[.AA181]*[.$AA$2]+[.AB181]*[.$AB$2]+[.AC181]*[.$AC$2]+[.AD181]*[.$AD$2]+[.AE181]*[.$AE$2]+[.AF181]*[.$AF$2]+[.AG181]*[.$AG$2]+[.AH181]*[.$AH$2]+[.AI181]*[.$AI$2]+[.AJ181]*[.$AJ$2]+[.AK181]*[.$AK$2]+[.AL181]*[.$AL$2]+[.AM181]*[.$AM$2]+[.AN181]*[.$AN$2]+[.AO181]*[.$AO$2]+[.AP181]*[.$AP$2]+[.AQ181]*[.$AQ$2]+[.AR181]*[.$AR$2]+[.AS181]*[.$AS$2]+[.AT181]*[.$AT$2]+[.AU181]*[.$AU$2]+[.AV181]*[.$AV$2]+[.AW181]*[.$AW$2]+[.AX181]*[.$AX$2]+[.AY181]*[.$AY$2]+[.AZ181]*[.$AZ$2]+[.BA181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82];8)" office:value-type="string" office:string-value="00000000" calcext:value-type="string">
            <text:p>00000000</text:p>
          </table:table-cell>
          <table:table-cell table:formula="of:=[.U182]*[.U$2]+[.T182]*[.T$2]+[.S182]*[.S$2]+[.R182]*[.R$2]+[.Q182]*[.Q$2]+[.P182]*[.P$2]+[.O182]*[.O$2]+[.N182]*[.N$2]+[.M182]*[.M$2]+[.L182]*[.L$2]+[.K182]*[.K$2]+[.J182]*[.J$2]+[.I182]*[.I$2]" office:value-type="float" office:value="0" calcext:value-type="float">
            <text:p>0</text:p>
          </table:table-cell>
          <table:table-cell table:formula="of:=DEC2HEX([.H182];8)" office:value-type="string" office:string-value="00001000" calcext:value-type="string">
            <text:p>00001000</text:p>
          </table:table-cell>
          <table:table-cell table:formula="of:=[.V182]*[.$V$2]+[.W182]*[.$W$2]+[.X182]*[.$X$2]+[.Y182]*[.$Y$2]+[.Z182]*[.$Z$2]+[.AA182]*[.$AA$2]+[.AB182]*[.$AB$2]+[.AC182]*[.$AC$2]+[.AD182]*[.$AD$2]+[.AE182]*[.$AE$2]+[.AF182]*[.$AF$2]+[.AG182]*[.$AG$2]+[.AH182]*[.$AH$2]+[.AI182]*[.$AI$2]+[.AJ182]*[.$AJ$2]+[.AK182]*[.$AK$2]+[.AL182]*[.$AL$2]+[.AM182]*[.$AM$2]+[.AN182]*[.$AN$2]+[.AO182]*[.$AO$2]+[.AP182]*[.$AP$2]+[.AQ182]*[.$AQ$2]+[.AR182]*[.$AR$2]+[.AS182]*[.$AS$2]+[.AT182]*[.$AT$2]+[.AU182]*[.$AU$2]+[.AV182]*[.$AV$2]+[.AW182]*[.$AW$2]+[.AX182]*[.$AX$2]+[.AY182]*[.$AY$2]+[.AZ182]*[.$AZ$2]+[.BA18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83];8)" office:value-type="string" office:string-value="00000000" calcext:value-type="string">
            <text:p>00000000</text:p>
          </table:table-cell>
          <table:table-cell table:formula="of:=[.U183]*[.U$2]+[.T183]*[.T$2]+[.S183]*[.S$2]+[.R183]*[.R$2]+[.Q183]*[.Q$2]+[.P183]*[.P$2]+[.O183]*[.O$2]+[.N183]*[.N$2]+[.M183]*[.M$2]+[.L183]*[.L$2]+[.K183]*[.K$2]+[.J183]*[.J$2]+[.I183]*[.I$2]" office:value-type="float" office:value="0" calcext:value-type="float">
            <text:p>0</text:p>
          </table:table-cell>
          <table:table-cell table:formula="of:=DEC2HEX([.H183];8)" office:value-type="string" office:string-value="00048000" calcext:value-type="string">
            <text:p>00048000</text:p>
          </table:table-cell>
          <table:table-cell table:formula="of:=[.V183]*[.$V$2]+[.W183]*[.$W$2]+[.X183]*[.$X$2]+[.Y183]*[.$Y$2]+[.Z183]*[.$Z$2]+[.AA183]*[.$AA$2]+[.AB183]*[.$AB$2]+[.AC183]*[.$AC$2]+[.AD183]*[.$AD$2]+[.AE183]*[.$AE$2]+[.AF183]*[.$AF$2]+[.AG183]*[.$AG$2]+[.AH183]*[.$AH$2]+[.AI183]*[.$AI$2]+[.AJ183]*[.$AJ$2]+[.AK183]*[.$AK$2]+[.AL183]*[.$AL$2]+[.AM183]*[.$AM$2]+[.AN183]*[.$AN$2]+[.AO183]*[.$AO$2]+[.AP183]*[.$AP$2]+[.AQ183]*[.$AQ$2]+[.AR183]*[.$AR$2]+[.AS183]*[.$AS$2]+[.AT183]*[.$AT$2]+[.AU183]*[.$AU$2]+[.AV183]*[.$AV$2]+[.AW183]*[.$AW$2]+[.AX183]*[.$AX$2]+[.AY183]*[.$AY$2]+[.AZ183]*[.$AZ$2]+[.BA183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84];8)" office:value-type="string" office:string-value="00000000" calcext:value-type="string">
            <text:p>00000000</text:p>
          </table:table-cell>
          <table:table-cell table:formula="of:=[.U184]*[.U$2]+[.T184]*[.T$2]+[.S184]*[.S$2]+[.R184]*[.R$2]+[.Q184]*[.Q$2]+[.P184]*[.P$2]+[.O184]*[.O$2]+[.N184]*[.N$2]+[.M184]*[.M$2]+[.L184]*[.L$2]+[.K184]*[.K$2]+[.J184]*[.J$2]+[.I184]*[.I$2]" office:value-type="float" office:value="0" calcext:value-type="float">
            <text:p>0</text:p>
          </table:table-cell>
          <table:table-cell table:formula="of:=DEC2HEX([.H184];8)" office:value-type="string" office:string-value="00001000" calcext:value-type="string">
            <text:p>00001000</text:p>
          </table:table-cell>
          <table:table-cell table:formula="of:=[.V184]*[.$V$2]+[.W184]*[.$W$2]+[.X184]*[.$X$2]+[.Y184]*[.$Y$2]+[.Z184]*[.$Z$2]+[.AA184]*[.$AA$2]+[.AB184]*[.$AB$2]+[.AC184]*[.$AC$2]+[.AD184]*[.$AD$2]+[.AE184]*[.$AE$2]+[.AF184]*[.$AF$2]+[.AG184]*[.$AG$2]+[.AH184]*[.$AH$2]+[.AI184]*[.$AI$2]+[.AJ184]*[.$AJ$2]+[.AK184]*[.$AK$2]+[.AL184]*[.$AL$2]+[.AM184]*[.$AM$2]+[.AN184]*[.$AN$2]+[.AO184]*[.$AO$2]+[.AP184]*[.$AP$2]+[.AQ184]*[.$AQ$2]+[.AR184]*[.$AR$2]+[.AS184]*[.$AS$2]+[.AT184]*[.$AT$2]+[.AU184]*[.$AU$2]+[.AV184]*[.$AV$2]+[.AW184]*[.$AW$2]+[.AX184]*[.$AX$2]+[.AY184]*[.$AY$2]+[.AZ184]*[.$AZ$2]+[.BA18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85];8)" office:value-type="string" office:string-value="00000010" calcext:value-type="string">
            <text:p>00000010</text:p>
          </table:table-cell>
          <table:table-cell table:formula="of:=[.U185]*[.U$2]+[.T185]*[.T$2]+[.S185]*[.S$2]+[.R185]*[.R$2]+[.Q185]*[.Q$2]+[.P185]*[.P$2]+[.O185]*[.O$2]+[.N185]*[.N$2]+[.M185]*[.M$2]+[.L185]*[.L$2]+[.K185]*[.K$2]+[.J185]*[.J$2]+[.I185]*[.I$2]" office:value-type="float" office:value="16" calcext:value-type="float">
            <text:p>16</text:p>
          </table:table-cell>
          <table:table-cell table:formula="of:=DEC2HEX([.H185];8)" office:value-type="string" office:string-value="00020000" calcext:value-type="string">
            <text:p>00020000</text:p>
          </table:table-cell>
          <table:table-cell table:formula="of:=[.V185]*[.$V$2]+[.W185]*[.$W$2]+[.X185]*[.$X$2]+[.Y185]*[.$Y$2]+[.Z185]*[.$Z$2]+[.AA185]*[.$AA$2]+[.AB185]*[.$AB$2]+[.AC185]*[.$AC$2]+[.AD185]*[.$AD$2]+[.AE185]*[.$AE$2]+[.AF185]*[.$AF$2]+[.AG185]*[.$AG$2]+[.AH185]*[.$AH$2]+[.AI185]*[.$AI$2]+[.AJ185]*[.$AJ$2]+[.AK185]*[.$AK$2]+[.AL185]*[.$AL$2]+[.AM185]*[.$AM$2]+[.AN185]*[.$AN$2]+[.AO185]*[.$AO$2]+[.AP185]*[.$AP$2]+[.AQ185]*[.$AQ$2]+[.AR185]*[.$AR$2]+[.AS185]*[.$AS$2]+[.AT185]*[.$AT$2]+[.AU185]*[.$AU$2]+[.AV185]*[.$AV$2]+[.AW185]*[.$AW$2]+[.AX185]*[.$AX$2]+[.AY185]*[.$AY$2]+[.AZ185]*[.$AZ$2]+[.BA185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86];8)" office:value-type="string" office:string-value="00000028" calcext:value-type="string">
            <text:p>00000028</text:p>
          </table:table-cell>
          <table:table-cell table:formula="of:=[.U186]*[.U$2]+[.T186]*[.T$2]+[.S186]*[.S$2]+[.R186]*[.R$2]+[.Q186]*[.Q$2]+[.P186]*[.P$2]+[.O186]*[.O$2]+[.N186]*[.N$2]+[.M186]*[.M$2]+[.L186]*[.L$2]+[.K186]*[.K$2]+[.J186]*[.J$2]+[.I186]*[.I$2]" office:value-type="float" office:value="40" calcext:value-type="float">
            <text:p>40</text:p>
          </table:table-cell>
          <table:table-cell table:formula="of:=DEC2HEX([.H186];8)" office:value-type="string" office:string-value="00010000" calcext:value-type="string">
            <text:p>00010000</text:p>
          </table:table-cell>
          <table:table-cell table:formula="of:=[.V186]*[.$V$2]+[.W186]*[.$W$2]+[.X186]*[.$X$2]+[.Y186]*[.$Y$2]+[.Z186]*[.$Z$2]+[.AA186]*[.$AA$2]+[.AB186]*[.$AB$2]+[.AC186]*[.$AC$2]+[.AD186]*[.$AD$2]+[.AE186]*[.$AE$2]+[.AF186]*[.$AF$2]+[.AG186]*[.$AG$2]+[.AH186]*[.$AH$2]+[.AI186]*[.$AI$2]+[.AJ186]*[.$AJ$2]+[.AK186]*[.$AK$2]+[.AL186]*[.$AL$2]+[.AM186]*[.$AM$2]+[.AN186]*[.$AN$2]+[.AO186]*[.$AO$2]+[.AP186]*[.$AP$2]+[.AQ186]*[.$AQ$2]+[.AR186]*[.$AR$2]+[.AS186]*[.$AS$2]+[.AT186]*[.$AT$2]+[.AU186]*[.$AU$2]+[.AV186]*[.$AV$2]+[.AW186]*[.$AW$2]+[.AX186]*[.$AX$2]+[.AY186]*[.$AY$2]+[.AZ186]*[.$AZ$2]+[.BA186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7];8)" office:value-type="string" office:string-value="00000100" calcext:value-type="string">
            <text:p>00000100</text:p>
          </table:table-cell>
          <table:table-cell table:formula="of:=[.U187]*[.U$2]+[.T187]*[.T$2]+[.S187]*[.S$2]+[.R187]*[.R$2]+[.Q187]*[.Q$2]+[.P187]*[.P$2]+[.O187]*[.O$2]+[.N187]*[.N$2]+[.M187]*[.M$2]+[.L187]*[.L$2]+[.K187]*[.K$2]+[.J187]*[.J$2]+[.I187]*[.I$2]" office:value-type="float" office:value="256" calcext:value-type="float">
            <text:p>256</text:p>
          </table:table-cell>
          <table:table-cell table:formula="of:=DEC2HEX([.H187];8)" office:value-type="string" office:string-value="00000000" calcext:value-type="string">
            <text:p>00000000</text:p>
          </table:table-cell>
          <table:table-cell table:formula="of:=[.V187]*[.$V$2]+[.W187]*[.$W$2]+[.X187]*[.$X$2]+[.Y187]*[.$Y$2]+[.Z187]*[.$Z$2]+[.AA187]*[.$AA$2]+[.AB187]*[.$AB$2]+[.AC187]*[.$AC$2]+[.AD187]*[.$AD$2]+[.AE187]*[.$AE$2]+[.AF187]*[.$AF$2]+[.AG187]*[.$AG$2]+[.AH187]*[.$AH$2]+[.AI187]*[.$AI$2]+[.AJ187]*[.$AJ$2]+[.AK187]*[.$AK$2]+[.AL187]*[.$AL$2]+[.AM187]*[.$AM$2]+[.AN187]*[.$AN$2]+[.AO187]*[.$AO$2]+[.AP187]*[.$AP$2]+[.AQ187]*[.$AQ$2]+[.AR187]*[.$AR$2]+[.AS187]*[.$AS$2]+[.AT187]*[.$AT$2]+[.AU187]*[.$AU$2]+[.AV187]*[.$AV$2]+[.AW187]*[.$AW$2]+[.AX187]*[.$AX$2]+[.AY187]*[.$AY$2]+[.AZ187]*[.$AZ$2]+[.BA18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18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8];8)" office:value-type="string" office:string-value="00000000" calcext:value-type="string">
            <text:p>00000000</text:p>
          </table:table-cell>
          <table:table-cell table:formula="of:=[.U188]*[.U$2]+[.T188]*[.T$2]+[.S188]*[.S$2]+[.R188]*[.R$2]+[.Q188]*[.Q$2]+[.P188]*[.P$2]+[.O188]*[.O$2]+[.N188]*[.N$2]+[.M188]*[.M$2]+[.L188]*[.L$2]+[.K188]*[.K$2]+[.J188]*[.J$2]+[.I188]*[.I$2]" office:value-type="float" office:value="0" calcext:value-type="float">
            <text:p>0</text:p>
          </table:table-cell>
          <table:table-cell table:formula="of:=DEC2HEX([.H188];8)" office:value-type="string" office:string-value="80000000" calcext:value-type="string">
            <text:p>80000000</text:p>
          </table:table-cell>
          <table:table-cell table:formula="of:=[.V188]*[.$V$2]+[.W188]*[.$W$2]+[.X188]*[.$X$2]+[.Y188]*[.$Y$2]+[.Z188]*[.$Z$2]+[.AA188]*[.$AA$2]+[.AB188]*[.$AB$2]+[.AC188]*[.$AC$2]+[.AD188]*[.$AD$2]+[.AE188]*[.$AE$2]+[.AF188]*[.$AF$2]+[.AG188]*[.$AG$2]+[.AH188]*[.$AH$2]+[.AI188]*[.$AI$2]+[.AJ188]*[.$AJ$2]+[.AK188]*[.$AK$2]+[.AL188]*[.$AL$2]+[.AM188]*[.$AM$2]+[.AN188]*[.$AN$2]+[.AO188]*[.$AO$2]+[.AP188]*[.$AP$2]+[.AQ188]*[.$AQ$2]+[.AR188]*[.$AR$2]+[.AS188]*[.$AS$2]+[.AT188]*[.$AT$2]+[.AU188]*[.$AU$2]+[.AV188]*[.$AV$2]+[.AW188]*[.$AW$2]+[.AX188]*[.$AX$2]+[.AY188]*[.$AY$2]+[.AZ188]*[.$AZ$2]+[.BA18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12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INT</text:p>
          </table:table-cell>
          <table:table-cell office:value-type="string" calcext:value-type="string">
            <text:p>SP_RAM,RAM=A</text:p>
          </table:table-cell>
          <table:table-cell/>
          <table:table-cell table:formula="of:=DEC2HEX([.F190];8)" office:value-type="string" office:string-value="00000020" calcext:value-type="string">
            <text:p>00000020</text:p>
          </table:table-cell>
          <table:table-cell table:formula="of:=[.U190]*[.U$2]+[.T190]*[.T$2]+[.S190]*[.S$2]+[.R190]*[.R$2]+[.Q190]*[.Q$2]+[.P190]*[.P$2]+[.O190]*[.O$2]+[.N190]*[.N$2]+[.M190]*[.M$2]+[.L190]*[.L$2]+[.K190]*[.K$2]+[.J190]*[.J$2]+[.I190]*[.I$2]" office:value-type="float" office:value="32" calcext:value-type="float">
            <text:p>32</text:p>
          </table:table-cell>
          <table:table-cell table:formula="of:=DEC2HEX([.H190];8)" office:value-type="string" office:string-value="00010100" calcext:value-type="string">
            <text:p>00010100</text:p>
          </table:table-cell>
          <table:table-cell table:formula="of:=[.V190]*[.$V$2]+[.W190]*[.$W$2]+[.X190]*[.$X$2]+[.Y190]*[.$Y$2]+[.Z190]*[.$Z$2]+[.AA190]*[.$AA$2]+[.AB190]*[.$AB$2]+[.AC190]*[.$AC$2]+[.AD190]*[.$AD$2]+[.AE190]*[.$AE$2]+[.AF190]*[.$AF$2]+[.AG190]*[.$AG$2]+[.AH190]*[.$AH$2]+[.AI190]*[.$AI$2]+[.AJ190]*[.$AJ$2]+[.AK190]*[.$AK$2]+[.AL190]*[.$AL$2]+[.AM190]*[.$AM$2]+[.AN190]*[.$AN$2]+[.AO190]*[.$AO$2]+[.AP190]*[.$AP$2]+[.AQ190]*[.$AQ$2]+[.AR190]*[.$AR$2]+[.AS190]*[.$AS$2]+[.AT190]*[.$AT$2]+[.AU190]*[.$AU$2]+[.AV190]*[.$AV$2]+[.AW190]*[.$AW$2]+[.AX190]*[.$AX$2]+[.AY190]*[.$AY$2]+[.AZ190]*[.$AZ$2]+[.BA190]*[.$BA$2]" office:value-type="float" office:value="65792" calcext:value-type="float">
            <text:p>6579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1];8)" office:value-type="string" office:string-value="00000100" calcext:value-type="string">
            <text:p>00000100</text:p>
          </table:table-cell>
          <table:table-cell table:formula="of:=[.U191]*[.U$2]+[.T191]*[.T$2]+[.S191]*[.S$2]+[.R191]*[.R$2]+[.Q191]*[.Q$2]+[.P191]*[.P$2]+[.O191]*[.O$2]+[.N191]*[.N$2]+[.M191]*[.M$2]+[.L191]*[.L$2]+[.K191]*[.K$2]+[.J191]*[.J$2]+[.I191]*[.I$2]" office:value-type="float" office:value="256" calcext:value-type="float">
            <text:p>256</text:p>
          </table:table-cell>
          <table:table-cell table:formula="of:=DEC2HEX([.H191];8)" office:value-type="string" office:string-value="00000000" calcext:value-type="string">
            <text:p>00000000</text:p>
          </table:table-cell>
          <table:table-cell table:formula="of:=[.V191]*[.$V$2]+[.W191]*[.$W$2]+[.X191]*[.$X$2]+[.Y191]*[.$Y$2]+[.Z191]*[.$Z$2]+[.AA191]*[.$AA$2]+[.AB191]*[.$AB$2]+[.AC191]*[.$AC$2]+[.AD191]*[.$AD$2]+[.AE191]*[.$AE$2]+[.AF191]*[.$AF$2]+[.AG191]*[.$AG$2]+[.AH191]*[.$AH$2]+[.AI191]*[.$AI$2]+[.AJ191]*[.$AJ$2]+[.AK191]*[.$AK$2]+[.AL191]*[.$AL$2]+[.AM191]*[.$AM$2]+[.AN191]*[.$AN$2]+[.AO191]*[.$AO$2]+[.AP191]*[.$AP$2]+[.AQ191]*[.$AQ$2]+[.AR191]*[.$AR$2]+[.AS191]*[.$AS$2]+[.AT191]*[.$AT$2]+[.AU191]*[.$AU$2]+[.AV191]*[.$AV$2]+[.AW191]*[.$AW$2]+[.AX191]*[.$AX$2]+[.AY191]*[.$AY$2]+[.AZ191]*[.$AZ$2]+[.BA19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P_RAM,RAM=B</text:p>
          </table:table-cell>
          <table:table-cell/>
          <table:table-cell table:formula="of:=DEC2HEX([.F192];8)" office:value-type="string" office:string-value="00000020" calcext:value-type="string">
            <text:p>00000020</text:p>
          </table:table-cell>
          <table:table-cell table:formula="of:=[.U192]*[.U$2]+[.T192]*[.T$2]+[.S192]*[.S$2]+[.R192]*[.R$2]+[.Q192]*[.Q$2]+[.P192]*[.P$2]+[.O192]*[.O$2]+[.N192]*[.N$2]+[.M192]*[.M$2]+[.L192]*[.L$2]+[.K192]*[.K$2]+[.J192]*[.J$2]+[.I192]*[.I$2]" office:value-type="float" office:value="32" calcext:value-type="float">
            <text:p>32</text:p>
          </table:table-cell>
          <table:table-cell table:formula="of:=DEC2HEX([.H192];8)" office:value-type="string" office:string-value="00010400" calcext:value-type="string">
            <text:p>00010400</text:p>
          </table:table-cell>
          <table:table-cell table:formula="of:=[.V192]*[.$V$2]+[.W192]*[.$W$2]+[.X192]*[.$X$2]+[.Y192]*[.$Y$2]+[.Z192]*[.$Z$2]+[.AA192]*[.$AA$2]+[.AB192]*[.$AB$2]+[.AC192]*[.$AC$2]+[.AD192]*[.$AD$2]+[.AE192]*[.$AE$2]+[.AF192]*[.$AF$2]+[.AG192]*[.$AG$2]+[.AH192]*[.$AH$2]+[.AI192]*[.$AI$2]+[.AJ192]*[.$AJ$2]+[.AK192]*[.$AK$2]+[.AL192]*[.$AL$2]+[.AM192]*[.$AM$2]+[.AN192]*[.$AN$2]+[.AO192]*[.$AO$2]+[.AP192]*[.$AP$2]+[.AQ192]*[.$AQ$2]+[.AR192]*[.$AR$2]+[.AS192]*[.$AS$2]+[.AT192]*[.$AT$2]+[.AU192]*[.$AU$2]+[.AV192]*[.$AV$2]+[.AW192]*[.$AW$2]+[.AX192]*[.$AX$2]+[.AY192]*[.$AY$2]+[.AZ192]*[.$AZ$2]+[.BA192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3];8)" office:value-type="string" office:string-value="00000100" calcext:value-type="string">
            <text:p>00000100</text:p>
          </table:table-cell>
          <table:table-cell table:formula="of:=[.U193]*[.U$2]+[.T193]*[.T$2]+[.S193]*[.S$2]+[.R193]*[.R$2]+[.Q193]*[.Q$2]+[.P193]*[.P$2]+[.O193]*[.O$2]+[.N193]*[.N$2]+[.M193]*[.M$2]+[.L193]*[.L$2]+[.K193]*[.K$2]+[.J193]*[.J$2]+[.I193]*[.I$2]" office:value-type="float" office:value="256" calcext:value-type="float">
            <text:p>256</text:p>
          </table:table-cell>
          <table:table-cell table:formula="of:=DEC2HEX([.H193];8)" office:value-type="string" office:string-value="00000000" calcext:value-type="string">
            <text:p>00000000</text:p>
          </table:table-cell>
          <table:table-cell table:formula="of:=[.V193]*[.$V$2]+[.W193]*[.$W$2]+[.X193]*[.$X$2]+[.Y193]*[.$Y$2]+[.Z193]*[.$Z$2]+[.AA193]*[.$AA$2]+[.AB193]*[.$AB$2]+[.AC193]*[.$AC$2]+[.AD193]*[.$AD$2]+[.AE193]*[.$AE$2]+[.AF193]*[.$AF$2]+[.AG193]*[.$AG$2]+[.AH193]*[.$AH$2]+[.AI193]*[.$AI$2]+[.AJ193]*[.$AJ$2]+[.AK193]*[.$AK$2]+[.AL193]*[.$AL$2]+[.AM193]*[.$AM$2]+[.AN193]*[.$AN$2]+[.AO193]*[.$AO$2]+[.AP193]*[.$AP$2]+[.AQ193]*[.$AQ$2]+[.AR193]*[.$AR$2]+[.AS193]*[.$AS$2]+[.AT193]*[.$AT$2]+[.AU193]*[.$AU$2]+[.AV193]*[.$AV$2]+[.AW193]*[.$AW$2]+[.AX193]*[.$AX$2]+[.AY193]*[.$AY$2]+[.AZ193]*[.$AZ$2]+[.BA19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P_RAM,RAM=L</text:p>
          </table:table-cell>
          <table:table-cell/>
          <table:table-cell table:formula="of:=DEC2HEX([.F194];8)" office:value-type="string" office:string-value="00000020" calcext:value-type="string">
            <text:p>00000020</text:p>
          </table:table-cell>
          <table:table-cell table:formula="of:=[.U194]*[.U$2]+[.T194]*[.T$2]+[.S194]*[.S$2]+[.R194]*[.R$2]+[.Q194]*[.Q$2]+[.P194]*[.P$2]+[.O194]*[.O$2]+[.N194]*[.N$2]+[.M194]*[.M$2]+[.L194]*[.L$2]+[.K194]*[.K$2]+[.J194]*[.J$2]+[.I194]*[.I$2]" office:value-type="float" office:value="32" calcext:value-type="float">
            <text:p>32</text:p>
          </table:table-cell>
          <table:table-cell table:formula="of:=DEC2HEX([.H194];8)" office:value-type="string" office:string-value="00810000" calcext:value-type="string">
            <text:p>00810000</text:p>
          </table:table-cell>
          <table:table-cell table:formula="of:=[.V194]*[.$V$2]+[.W194]*[.$W$2]+[.X194]*[.$X$2]+[.Y194]*[.$Y$2]+[.Z194]*[.$Z$2]+[.AA194]*[.$AA$2]+[.AB194]*[.$AB$2]+[.AC194]*[.$AC$2]+[.AD194]*[.$AD$2]+[.AE194]*[.$AE$2]+[.AF194]*[.$AF$2]+[.AG194]*[.$AG$2]+[.AH194]*[.$AH$2]+[.AI194]*[.$AI$2]+[.AJ194]*[.$AJ$2]+[.AK194]*[.$AK$2]+[.AL194]*[.$AL$2]+[.AM194]*[.$AM$2]+[.AN194]*[.$AN$2]+[.AO194]*[.$AO$2]+[.AP194]*[.$AP$2]+[.AQ194]*[.$AQ$2]+[.AR194]*[.$AR$2]+[.AS194]*[.$AS$2]+[.AT194]*[.$AT$2]+[.AU194]*[.$AU$2]+[.AV194]*[.$AV$2]+[.AW194]*[.$AW$2]+[.AX194]*[.$AX$2]+[.AY194]*[.$AY$2]+[.AZ194]*[.$AZ$2]+[.BA194]*[.$BA$2]" office:value-type="float" office:value="8454144" calcext:value-type="float">
            <text:p>8454144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5];8)" office:value-type="string" office:string-value="00000100" calcext:value-type="string">
            <text:p>00000100</text:p>
          </table:table-cell>
          <table:table-cell table:formula="of:=[.U195]*[.U$2]+[.T195]*[.T$2]+[.S195]*[.S$2]+[.R195]*[.R$2]+[.Q195]*[.Q$2]+[.P195]*[.P$2]+[.O195]*[.O$2]+[.N195]*[.N$2]+[.M195]*[.M$2]+[.L195]*[.L$2]+[.K195]*[.K$2]+[.J195]*[.J$2]+[.I195]*[.I$2]" office:value-type="float" office:value="256" calcext:value-type="float">
            <text:p>256</text:p>
          </table:table-cell>
          <table:table-cell table:formula="of:=DEC2HEX([.H195];8)" office:value-type="string" office:string-value="00000000" calcext:value-type="string">
            <text:p>00000000</text:p>
          </table:table-cell>
          <table:table-cell table:formula="of:=[.V195]*[.$V$2]+[.W195]*[.$W$2]+[.X195]*[.$X$2]+[.Y195]*[.$Y$2]+[.Z195]*[.$Z$2]+[.AA195]*[.$AA$2]+[.AB195]*[.$AB$2]+[.AC195]*[.$AC$2]+[.AD195]*[.$AD$2]+[.AE195]*[.$AE$2]+[.AF195]*[.$AF$2]+[.AG195]*[.$AG$2]+[.AH195]*[.$AH$2]+[.AI195]*[.$AI$2]+[.AJ195]*[.$AJ$2]+[.AK195]*[.$AK$2]+[.AL195]*[.$AL$2]+[.AM195]*[.$AM$2]+[.AN195]*[.$AN$2]+[.AO195]*[.$AO$2]+[.AP195]*[.$AP$2]+[.AQ195]*[.$AQ$2]+[.AR195]*[.$AR$2]+[.AS195]*[.$AS$2]+[.AT195]*[.$AT$2]+[.AU195]*[.$AU$2]+[.AV195]*[.$AV$2]+[.AW195]*[.$AW$2]+[.AX195]*[.$AX$2]+[.AY195]*[.$AY$2]+[.AZ195]*[.$AZ$2]+[.BA195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P_RAM,RAM=H</text:p>
          </table:table-cell>
          <table:table-cell/>
          <table:table-cell table:formula="of:=DEC2HEX([.F196];8)" office:value-type="string" office:string-value="00000020" calcext:value-type="string">
            <text:p>00000020</text:p>
          </table:table-cell>
          <table:table-cell table:formula="of:=[.U196]*[.U$2]+[.T196]*[.T$2]+[.S196]*[.S$2]+[.R196]*[.R$2]+[.Q196]*[.Q$2]+[.P196]*[.P$2]+[.O196]*[.O$2]+[.N196]*[.N$2]+[.M196]*[.M$2]+[.L196]*[.L$2]+[.K196]*[.K$2]+[.J196]*[.J$2]+[.I196]*[.I$2]" office:value-type="float" office:value="32" calcext:value-type="float">
            <text:p>32</text:p>
          </table:table-cell>
          <table:table-cell table:formula="of:=DEC2HEX([.H196];8)" office:value-type="string" office:string-value="00410000" calcext:value-type="string">
            <text:p>00410000</text:p>
          </table:table-cell>
          <table:table-cell table:formula="of:=[.V196]*[.$V$2]+[.W196]*[.$W$2]+[.X196]*[.$X$2]+[.Y196]*[.$Y$2]+[.Z196]*[.$Z$2]+[.AA196]*[.$AA$2]+[.AB196]*[.$AB$2]+[.AC196]*[.$AC$2]+[.AD196]*[.$AD$2]+[.AE196]*[.$AE$2]+[.AF196]*[.$AF$2]+[.AG196]*[.$AG$2]+[.AH196]*[.$AH$2]+[.AI196]*[.$AI$2]+[.AJ196]*[.$AJ$2]+[.AK196]*[.$AK$2]+[.AL196]*[.$AL$2]+[.AM196]*[.$AM$2]+[.AN196]*[.$AN$2]+[.AO196]*[.$AO$2]+[.AP196]*[.$AP$2]+[.AQ196]*[.$AQ$2]+[.AR196]*[.$AR$2]+[.AS196]*[.$AS$2]+[.AT196]*[.$AT$2]+[.AU196]*[.$AU$2]+[.AV196]*[.$AV$2]+[.AW196]*[.$AW$2]+[.AX196]*[.$AX$2]+[.AY196]*[.$AY$2]+[.AZ196]*[.$AZ$2]+[.BA196]*[.$BA$2]" office:value-type="float" office:value="4259840" calcext:value-type="float">
            <text:p>425984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7];8)" office:value-type="string" office:string-value="00000100" calcext:value-type="string">
            <text:p>00000100</text:p>
          </table:table-cell>
          <table:table-cell table:formula="of:=[.U197]*[.U$2]+[.T197]*[.T$2]+[.S197]*[.S$2]+[.R197]*[.R$2]+[.Q197]*[.Q$2]+[.P197]*[.P$2]+[.O197]*[.O$2]+[.N197]*[.N$2]+[.M197]*[.M$2]+[.L197]*[.L$2]+[.K197]*[.K$2]+[.J197]*[.J$2]+[.I197]*[.I$2]" office:value-type="float" office:value="256" calcext:value-type="float">
            <text:p>256</text:p>
          </table:table-cell>
          <table:table-cell table:formula="of:=DEC2HEX([.H197];8)" office:value-type="string" office:string-value="00000000" calcext:value-type="string">
            <text:p>00000000</text:p>
          </table:table-cell>
          <table:table-cell table:formula="of:=[.V197]*[.$V$2]+[.W197]*[.$W$2]+[.X197]*[.$X$2]+[.Y197]*[.$Y$2]+[.Z197]*[.$Z$2]+[.AA197]*[.$AA$2]+[.AB197]*[.$AB$2]+[.AC197]*[.$AC$2]+[.AD197]*[.$AD$2]+[.AE197]*[.$AE$2]+[.AF197]*[.$AF$2]+[.AG197]*[.$AG$2]+[.AH197]*[.$AH$2]+[.AI197]*[.$AI$2]+[.AJ197]*[.$AJ$2]+[.AK197]*[.$AK$2]+[.AL197]*[.$AL$2]+[.AM197]*[.$AM$2]+[.AN197]*[.$AN$2]+[.AO197]*[.$AO$2]+[.AP197]*[.$AP$2]+[.AQ197]*[.$AQ$2]+[.AR197]*[.$AR$2]+[.AS197]*[.$AS$2]+[.AT197]*[.$AT$2]+[.AU197]*[.$AU$2]+[.AV197]*[.$AV$2]+[.AW197]*[.$AW$2]+[.AX197]*[.$AX$2]+[.AY197]*[.$AY$2]+[.AZ197]*[.$AZ$2]+[.BA19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?????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RETI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ALL</text:p>
          </table:table-cell>
          <table:table-cell office:value-type="string" calcext:value-type="string">
            <text:p>PC =&gt; transform in PCL / PCH</text:p>
          </table:table-cell>
          <table:table-cell/>
          <table:table-cell table:style-name="Default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8:38:37.108562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10-01T18:48:56.249605657</dc:date>
    <meta:editing-duration>P1DT13H22M29S</meta:editing-duration>
    <meta:editing-cycles>309</meta:editing-cycles>
    <meta:generator>LibreOffice/4.3.3.2$Linux_X86_64 LibreOffice_project/430m0$Build-2</meta:generator>
    <meta:document-statistic meta:table-count="1" meta:cell-count="1508" meta:object-count="0"/>
  </office:meta>
</office:document-meta>
</file>